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7.66233333333333cm"/>
    </style:style>
    <style:style style:name="co3" style:family="table-column">
      <style:table-column-properties fo:break-before="auto" style:column-width="9.75783333333333cm"/>
    </style:style>
    <style:style style:name="co4" style:family="table-column">
      <style:table-column-properties fo:break-before="auto" style:column-width="8.55133333333333cm"/>
    </style:style>
    <style:style style:name="co5" style:family="table-column">
      <style:table-column-properties fo:break-before="auto" style:column-width="8.8265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0866666666667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7145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1.73566666666667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19.95pt" style:use-optimal-row-height="false" fo:break-before="auto"/>
    </style:style>
    <style:style style:name="ro3" style:family="table-row">
      <style:table-row-properties style:row-height="58.2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2pt" style:use-optimal-row-height="false" fo:break-before="auto"/>
    </style:style>
    <style:style style:name="ro7" style:family="table-row">
      <style:table-row-properties style:row-height="22.2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2.2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rosAti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16" table:default-cell-style-name="ce1"/>
        <table:table-column table:style-name="co17" table:number-columns-repeated="16364" table:default-cell-style-name="ce1"/>
        <table:table-row table:style-name="ro1">
          <table:table-cell office:value-type="string" table:number-columns-spanned="20" table:number-rows-spanned="1" table:style-name="ce13">
            <text:p>TABELA I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4">
            <text:p>RESOLUÇÃO Nº 200, DE 10 DE JULHO DE 2019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Mês/Ano de Referencia:</text:p>
          </table:table-cell>
          <table:table-cell office:value-type="string" table:number-columns-spanned="19" table:number-rows-spanned="1" table:style-name="ce15">
            <text:p>Dez/2023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number-columns-spanned="1" table:number-rows-spanned="3" table:style-name="ce16">
            <text:p>Matrícula</text:p>
          </table:table-cell>
          <table:table-cell office:value-type="string" table:number-columns-spanned="1" table:number-rows-spanned="3" table:style-name="ce17">
            <text:p>Nome</text:p>
          </table:table-cell>
          <table:table-cell office:value-type="string" table:number-columns-spanned="1" table:number-rows-spanned="3" table:style-name="ce17">
            <text:p>Cargo / Função</text:p>
          </table:table-cell>
          <table:table-cell office:value-type="string" table:number-columns-spanned="1" table:number-rows-spanned="3" table:style-name="ce17">
            <text:p>Lotação</text:p>
          </table:table-cell>
          <table:table-cell office:value-type="string" table:number-columns-spanned="1" table:number-rows-spanned="3" table:style-name="ce17">
            <text:p>Grupo</text:p>
          </table:table-cell>
          <table:table-cell office:value-type="string" table:number-columns-spanned="9" table:number-rows-spanned="1" table:style-name="ce17">
            <text:p>Rendimentos</text:p>
          </table:table-cell>
          <table:covered-table-cell table:number-columns-repeated="8"/>
          <table:table-cell office:value-type="string" table:number-columns-spanned="5" table:number-rows-spanned="1" table:style-name="ce17">
            <text:p>Descontos</text:p>
          </table:table-cell>
          <table:covered-table-cell table:number-columns-repeated="4"/>
          <table:table-cell office:value-type="string" table:number-columns-spanned="1" table:number-rows-spanned="3" table:style-name="ce17">
            <text:p>Rendimento Líquido Total (14)</text:p>
          </table:table-cell>
          <table:table-cell table:number-columns-repeated="1636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8">
            <text:p>Remuneração Básica</text:p>
          </table:table-cell>
          <table:covered-table-cell/>
          <table:table-cell office:value-type="string" table:number-columns-spanned="4" table:number-rows-spanned="1" table:style-name="ce18">
            <text:p>Remuneração Eventual ou Temporária</text:p>
          </table:table-cell>
          <table:covered-table-cell table:number-columns-repeated="3"/>
          <table:table-cell office:value-type="string" table:number-columns-spanned="1" table:number-rows-spanned="2" table:style-name="ce18">
            <text:p>Outras Remunerações Temporárias(7)</text:p>
          </table:table-cell>
          <table:table-cell office:value-type="string" table:number-columns-spanned="1" table:number-rows-spanned="2" table:style-name="ce18">
            <text:p>Verbas Indenizatórias(8)</text:p>
          </table:table-cell>
          <table:table-cell office:value-type="string" table:number-columns-spanned="1" table:number-rows-spanned="2" table:style-name="ce18">
            <text:p>Total de Rendimentos Brutos(9)</text:p>
          </table:table-cell>
          <table:table-cell office:value-type="string" table:number-columns-spanned="3" table:number-rows-spanned="1" table:style-name="ce18">
            <text:p>Obrigatórios/Legais</text:p>
          </table:table-cell>
          <table:covered-table-cell table:number-columns-repeated="2"/>
          <table:table-cell office:value-type="string" table:style-name="ce3">
            <text:p>Pessoais</text:p>
          </table:table-cell>
          <table:table-cell office:value-type="string" table:number-columns-spanned="1" table:number-rows-spanned="2" table:style-name="ce18">
            <text:p>Total de Descontos(13)</text:p>
          </table:table-cell>
          <table:covered-table-cell/>
          <table:table-cell table:number-columns-repeated="1636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emuneração do Cargo Efetivo(1)</text:p>
          </table:table-cell>
          <table:table-cell office:value-type="string" table:style-name="ce4">
            <text:p>Outras Verbas Remuneratórias, Legais ou Judiciais(2)</text:p>
          </table:table-cell>
          <table:table-cell office:value-type="string" table:style-name="ce4">
            <text:p>Função de Confiança ou Cargo em Comissão(3)</text:p>
          </table:table-cell>
          <table:table-cell office:value-type="string" table:style-name="ce4">
            <text:p>Gratificação Natalina(4)</text:p>
          </table:table-cell>
          <table:table-cell office:value-type="string" table:style-name="ce4">
            <text:p>Férias (1/3 constitucional) (5)</text:p>
          </table:table-cell>
          <table:table-cell office:value-type="string" table:style-name="ce4">
            <text:p>Abono de Permanência(6)</text:p>
          </table:table-cell>
          <table:covered-table-cell/>
          <table:covered-table-cell/>
          <table:covered-table-cell/>
          <table:table-cell office:value-type="string" table:style-name="ce4">
            <text:p>Contribuição Previdenciária(10)</text:p>
          </table:table-cell>
          <table:table-cell office:value-type="string" table:style-name="ce4">
            <text:p>Imposto de Renda(11)</text:p>
          </table:table-cell>
          <table:table-cell office:value-type="string" table:style-name="ce4">
            <text:p>Retenção por Teto Constitucional(12)</text:p>
          </table:table-cell>
          <table:table-cell office:value-type="string" table:style-name="ce4">
            <text:p>Outros (12.1)</text:p>
          </table:table-cell>
          <table:covered-table-cell/>
          <table:covered-table-cell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ABELARDO TOWNES DE CASTRO JUNI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 ESP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754.419999999998" table:style-name="ce7">
            <text:p>17.754,42</text:p>
          </table:table-cell>
          <table:table-cell office:value-type="float" office:value="0" table:style-name="ce7">
            <text:p>0,00</text:p>
          </table:table-cell>
          <table:table-cell office:value-type="float" office:value="41560.44" table:style-name="ce7">
            <text:p>41.560,44</text:p>
          </table:table-cell>
          <table:table-cell office:value-type="float" office:value="69313.78" table:style-name="ce7">
            <text:p>69.313,78</text:p>
          </table:table-cell>
          <table:table-cell office:value-type="float" office:value="42053.82" table:style-name="ce7">
            <text:p>42.053,82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ADENILSON DE SOUZA</text:p>
          </table:table-cell>
          <table:table-cell office:value-type="string" table:style-name="ce6">
            <text:p>PROMOTOR DE JUSTICA DE ENTRANCIA FINAL / SECRETARIO-GERAL DO CIRA</text:p>
          </table:table-cell>
          <table:table-cell office:value-type="string" table:style-name="ce6">
            <text:p>PROMOTORIA DE JUSTICA ESPECIALIZADA DE COMBATE A EVASAO FISC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67.06" table:style-name="ce7">
            <text:p>49.767,06</text:p>
          </table:table-cell>
          <table:table-cell office:value-type="float" office:value="131901.12" table:style-name="ce7">
            <text:p>131.901,12</text:p>
          </table:table-cell>
          <table:table-cell office:value-type="float" office:value="9998.92" table:style-name="ce7">
            <text:p>9.998,92</text:p>
          </table:table-cell>
          <table:table-cell office:value-type="float" office:value="16258.27" table:style-name="ce7">
            <text:p>16.258,27</text:p>
          </table:table-cell>
          <table:table-cell office:value-type="float" office:value="0" table:style-name="ce7">
            <text:p>0,00</text:p>
          </table:table-cell>
          <table:table-cell office:value-type="float" office:value="33257.910000000003" table:style-name="ce7">
            <text:p>33.257,91</text:p>
          </table:table-cell>
          <table:table-cell office:value-type="float" office:value="59515.1" table:style-name="ce7">
            <text:p>59.515,10</text:p>
          </table:table-cell>
          <table:table-cell office:value-type="float" office:value="72386.02" table:style-name="ce7">
            <text:p>72.386,02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ALEKINE LOPES DOS SANTOS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1 PROM ESP MEIO AMBIENTE BAIXO ACR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00.300000000003" table:style-name="ce7">
            <text:p>39.500,30</text:p>
          </table:table-cell>
          <table:table-cell office:value-type="float" office:value="121634.36" table:style-name="ce7">
            <text:p>121.634,36</text:p>
          </table:table-cell>
          <table:table-cell office:value-type="float" office:value="9998.92" table:style-name="ce7">
            <text:p>9.998,92</text:p>
          </table:table-cell>
          <table:table-cell office:value-type="float" office:value="17754.419999999998" table:style-name="ce7">
            <text:p>17.754,42</text:p>
          </table:table-cell>
          <table:table-cell office:value-type="float" office:value="0" table:style-name="ce7">
            <text:p>0,00</text:p>
          </table:table-cell>
          <table:table-cell office:value-type="float" office:value="17028.8" table:style-name="ce7">
            <text:p>17.028,80</text:p>
          </table:table-cell>
          <table:table-cell office:value-type="float" office:value="44782.14" table:style-name="ce7">
            <text:p>44.782,14</text:p>
          </table:table-cell>
          <table:table-cell office:value-type="float" office:value="76852.22" table:style-name="ce7">
            <text:p>76.852,22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ALESSANDRA GARCIA MARQUES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1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39626.129999999997" table:style-name="ce7">
            <text:p>39.626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809.79" table:style-name="ce7">
            <text:p>51.809,79</text:p>
          </table:table-cell>
          <table:table-cell office:value-type="float" office:value="134664.37" table:style-name="ce7">
            <text:p>134.664,37</text:p>
          </table:table-cell>
          <table:table-cell office:value-type="float" office:value="10086.64" table:style-name="ce7">
            <text:p>10.086,64</text:p>
          </table:table-cell>
          <table:table-cell office:value-type="float" office:value="17807.439999999999" table:style-name="ce7">
            <text:p>17.807,44</text:p>
          </table:table-cell>
          <table:table-cell office:value-type="float" office:value="1577.53" table:style-name="ce7">
            <text:p>1.577,53</text:p>
          </table:table-cell>
          <table:table-cell office:value-type="float" office:value="3617.29" table:style-name="ce7">
            <text:p>3.617,29</text:p>
          </table:table-cell>
          <table:table-cell office:value-type="float" office:value="33088.9" table:style-name="ce7">
            <text:p>33.088,90</text:p>
          </table:table-cell>
          <table:table-cell office:value-type="float" office:value="101575.47" table:style-name="ce7">
            <text:p>101.575,47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ALMIR FERNANDES BRANC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 ESP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709.919999999998" table:style-name="ce7">
            <text:p>40.709,92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0653.38" table:style-name="ce7">
            <text:p>110.653,38</text:p>
          </table:table-cell>
          <table:table-cell office:value-type="float" office:value="9998.92" table:style-name="ce7">
            <text:p>9.998,92</text:p>
          </table:table-cell>
          <table:table-cell office:value-type="float" office:value="17766.560000000001" table:style-name="ce7">
            <text:p>17.766,56</text:p>
          </table:table-cell>
          <table:table-cell office:value-type="float" office:value="0" table:style-name="ce7">
            <text:p>0,00</text:p>
          </table:table-cell>
          <table:table-cell office:value-type="float" office:value="46483.96" table:style-name="ce7">
            <text:p>46.483,96</text:p>
          </table:table-cell>
          <table:table-cell office:value-type="float" office:value="74249.440000000002" table:style-name="ce7">
            <text:p>74.249,44</text:p>
          </table:table-cell>
          <table:table-cell office:value-type="float" office:value="36403.94" table:style-name="ce7">
            <text:p>36.403,94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ALVARO LUIZ ARAUJO PEREIRA</text:p>
          </table:table-cell>
          <table:table-cell office:value-type="string" table:style-name="ce6">
            <text:p>PROCURADOR DE JUSTICA / CORREGEDOR GERAL</text:p>
          </table:table-cell>
          <table:table-cell office:value-type="string" table:style-name="ce6">
            <text:p>CORREGEDORIA GER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9397.49" table:style-name="ce7">
            <text:p>9.397,49</text:p>
          </table:table-cell>
          <table:table-cell office:value-type="float" office:value="46987.45" table:style-name="ce7">
            <text:p>46.987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47.99" table:style-name="ce7">
            <text:p>30.047,99</text:p>
          </table:table-cell>
          <table:table-cell office:value-type="float" office:value="124022.89" table:style-name="ce7">
            <text:p>124.022,89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7930.84" table:style-name="ce7">
            <text:p>17.930,84</text:p>
          </table:table-cell>
          <table:table-cell office:value-type="float" office:value="10673.06" table:style-name="ce7">
            <text:p>10.673,06</text:p>
          </table:table-cell>
          <table:table-cell office:value-type="float" office:value="34145.29" table:style-name="ce7">
            <text:p>34.145,29</text:p>
          </table:table-cell>
          <table:table-cell office:value-type="float" office:value="73274.37" table:style-name="ce7">
            <text:p>73.274,37</text:p>
          </table:table-cell>
          <table:table-cell office:value-type="float" office:value="50748.52" table:style-name="ce7">
            <text:p>50.748,52</text:p>
          </table:table-cell>
          <table:table-cell table:number-columns-repeated="16364"/>
        </table:table-row>
        <table:table-row table:style-name="ro6">
          <table:table-cell office:value-type="float" office:value="58457" table:style-name="ce5">
            <text:p>58457</text:p>
          </table:table-cell>
          <table:table-cell office:value-type="string" table:style-name="ce6">
            <text:p>ANDRE PINHO SIMOES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1 PROMOTORIA DE JUSTICA CIVE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15684.63" table:style-name="ce7">
            <text:p>15.684,6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7894.100000000006" table:style-name="ce7">
            <text:p>67.894,10</text:p>
          </table:table-cell>
          <table:table-cell office:value-type="float" office:value="4706.7" table:style-name="ce7">
            <text:p>4.706,70</text:p>
          </table:table-cell>
          <table:table-cell office:value-type="float" office:value="11448.56" table:style-name="ce7">
            <text:p>11.448,56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9861.560000000001" table:style-name="ce7">
            <text:p>19.861,56</text:p>
          </table:table-cell>
          <table:table-cell office:value-type="float" office:value="48032.54" table:style-name="ce7">
            <text:p>48.032,54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ANTONIO ALCESTE CALLIL DE CASTRO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UMULATIVA DE BUJARI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4679.370000000003" table:style-name="ce7">
            <text:p>34.679,37</text:p>
          </table:table-cell>
          <table:table-cell office:value-type="float" office:value="109314.21" table:style-name="ce7">
            <text:p>109.314,21</text:p>
          </table:table-cell>
          <table:table-cell office:value-type="float" office:value="9498.98" table:style-name="ce7">
            <text:p>9.498,98</text:p>
          </table:table-cell>
          <table:table-cell office:value-type="float" office:value="15933.9" table:style-name="ce7">
            <text:p>15.933,90</text:p>
          </table:table-cell>
          <table:table-cell office:value-type="float" office:value="0" table:style-name="ce7">
            <text:p>0,00</text:p>
          </table:table-cell>
          <table:table-cell office:value-type="float" office:value="4915.5600000000004" table:style-name="ce7">
            <text:p>4.915,56</text:p>
          </table:table-cell>
          <table:table-cell office:value-type="float" office:value="30348.44" table:style-name="ce7">
            <text:p>30.348,44</text:p>
          </table:table-cell>
          <table:table-cell office:value-type="float" office:value="78965.77" table:style-name="ce7">
            <text:p>78.965,77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ARETUZA DE ALMEIDA CRUZ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8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184.75" table:style-name="ce7">
            <text:p>40.184,75</text:p>
          </table:table-cell>
          <table:table-cell office:value-type="float" office:value="122318.81" table:style-name="ce7">
            <text:p>122.318,81</text:p>
          </table:table-cell>
          <table:table-cell office:value-type="float" office:value="9998.92" table:style-name="ce7">
            <text:p>9.998,92</text:p>
          </table:table-cell>
          <table:table-cell office:value-type="float" office:value="17858.7" table:style-name="ce7">
            <text:p>17.858,70</text:p>
          </table:table-cell>
          <table:table-cell office:value-type="float" office:value="0" table:style-name="ce7">
            <text:p>0,00</text:p>
          </table:table-cell>
          <table:table-cell office:value-type="float" office:value="7168.4" table:style-name="ce7">
            <text:p>7.168,40</text:p>
          </table:table-cell>
          <table:table-cell office:value-type="float" office:value="35026.019999999997" table:style-name="ce7">
            <text:p>35.026,02</text:p>
          </table:table-cell>
          <table:table-cell office:value-type="float" office:value="87292.79" table:style-name="ce7">
            <text:p>87.292,79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BERNARDO FITERMAN ALBANO</text:p>
          </table:table-cell>
          <table:table-cell office:value-type="string" table:style-name="ce6">
            <text:p>PROMOTOR DE JUSTICA DE ENTRANCIA FINAL / COORDENADOR DE GRUPO DE ATUAÇÃO ESPECIAL</text:p>
          </table:table-cell>
          <table:table-cell office:value-type="string" table:style-name="ce6">
            <text:p>14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8364.2199999999993" table:style-name="ce7">
            <text:p>8.364,22</text:p>
          </table:table-cell>
          <table:table-cell office:value-type="float" office:value="36430.379999999997" table:style-name="ce7">
            <text:p>36.430,38</text:p>
          </table:table-cell>
          <table:table-cell office:value-type="float" office:value="74937.22" table:style-name="ce7">
            <text:p>74.937,22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BIANCA BERNARDES DE MORAES</text:p>
          </table:table-cell>
          <table:table-cell office:value-type="string" table:style-name="ce6">
            <text:p>PROMOTOR DE JUSTICA DE ENTRANCIA INICIAL / PROMOTOR DE JUSTICA DE ENTRANCIA INICIAL</text:p>
          </table:table-cell>
          <table:table-cell office:value-type="string" table:style-name="ce6">
            <text:p>PROMOTORIA DE JUSTICA CUMULATIVA DE MANOEL URBANO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2374.75" table:style-name="ce7">
            <text:p>2.374,75</text:p>
          </table:table-cell>
          <table:table-cell office:value-type="float" office:value="36299.68" table:style-name="ce7">
            <text:p>36.299,6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1059.16" table:style-name="ce7">
            <text:p>101.059,16</text:p>
          </table:table-cell>
          <table:table-cell office:value-type="float" office:value="9498.98" table:style-name="ce7">
            <text:p>9.498,98</text:p>
          </table:table-cell>
          <table:table-cell office:value-type="float" office:value="15582.68" table:style-name="ce7">
            <text:p>15.582,68</text:p>
          </table:table-cell>
          <table:table-cell office:value-type="float" office:value="0" table:style-name="ce7">
            <text:p>0,00</text:p>
          </table:table-cell>
          <table:table-cell office:value-type="float" office:value="508.87" table:style-name="ce7">
            <text:p>508,87</text:p>
          </table:table-cell>
          <table:table-cell office:value-type="float" office:value="25590.53" table:style-name="ce7">
            <text:p>25.590,53</text:p>
          </table:table-cell>
          <table:table-cell office:value-type="float" office:value="75468.63" table:style-name="ce7">
            <text:p>75.468,63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CARLOS AUGUSTO DA COSTA PESCAD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2422.5500000000002" table:style-name="ce7">
            <text:p>2.422,55</text:p>
          </table:table-cell>
          <table:table-cell office:value-type="float" office:value="30488.71" table:style-name="ce7">
            <text:p>30.488,71</text:p>
          </table:table-cell>
          <table:table-cell office:value-type="float" office:value="80878.89" table:style-name="ce7">
            <text:p>80.878,89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CARLOS ROBERTO DA SILVA MAIA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3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45107.95" table:style-name="ce7">
            <text:p>45.107,9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6472.62" table:style-name="ce7">
            <text:p>26.472,62</text:p>
          </table:table-cell>
          <table:table-cell office:value-type="float" office:value="52768.52" table:style-name="ce7">
            <text:p>52.768,52</text:p>
          </table:table-cell>
          <table:table-cell office:value-type="float" office:value="169457.04" table:style-name="ce7">
            <text:p>169.457,04</text:p>
          </table:table-cell>
          <table:table-cell office:value-type="float" office:value="14231.34" table:style-name="ce7">
            <text:p>14.231,34</text:p>
          </table:table-cell>
          <table:table-cell office:value-type="float" office:value="23515.200000000001" table:style-name="ce7">
            <text:p>23.515,20</text:p>
          </table:table-cell>
          <table:table-cell office:value-type="float" office:value="6914.06" table:style-name="ce7">
            <text:p>6.914,06</text:p>
          </table:table-cell>
          <table:table-cell office:value-type="float" office:value="44112.83" table:style-name="ce7">
            <text:p>44.112,83</text:p>
          </table:table-cell>
          <table:table-cell office:value-type="float" office:value="88773.43" table:style-name="ce7">
            <text:p>88.773,43</text:p>
          </table:table-cell>
          <table:table-cell office:value-type="float" office:value="80683.61" table:style-name="ce7">
            <text:p>80.683,61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CELSO JERONIMO DE SOUZA</text:p>
          </table:table-cell>
          <table:table-cell office:value-type="string" table:style-name="ce6">
            <text:p>PROCURADOR DE JUSTICA / PROCURADOR GERAL-ADJUNTO PARA ASSUNTOS JURIDICOS</text:p>
          </table:table-cell>
          <table:table-cell office:value-type="string" table:style-name="ce6">
            <text:p>PROCURADORIA GERAL ADJUNTA PARA ASSUNTOS JURIDICOS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50370.54" table:style-name="ce7">
            <text:p>50.370,54</text:p>
          </table:table-cell>
          <table:table-cell office:value-type="float" office:value="31275.67" table:style-name="ce7">
            <text:p>31.275,67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30047.99" table:style-name="ce7">
            <text:p>30.047,99</text:p>
          </table:table-cell>
          <table:table-cell office:value-type="float" office:value="162064.74" table:style-name="ce7">
            <text:p>162.064,74</text:p>
          </table:table-cell>
          <table:table-cell office:value-type="float" office:value="10525.18" table:style-name="ce7">
            <text:p>10.525,18</text:p>
          </table:table-cell>
          <table:table-cell office:value-type="float" office:value="27678.57" table:style-name="ce7">
            <text:p>27.678,57</text:p>
          </table:table-cell>
          <table:table-cell office:value-type="float" office:value="6914.06" table:style-name="ce7">
            <text:p>6.914,06</text:p>
          </table:table-cell>
          <table:table-cell office:value-type="float" office:value="5559.13" table:style-name="ce7">
            <text:p>5.559,13</text:p>
          </table:table-cell>
          <table:table-cell office:value-type="float" office:value="50676.94" table:style-name="ce7">
            <text:p>50.676,94</text:p>
          </table:table-cell>
          <table:table-cell office:value-type="float" office:value="111387.8" table:style-name="ce7">
            <text:p>111.387,80</text:p>
          </table:table-cell>
          <table:table-cell table:number-columns-repeated="16364"/>
        </table:table-row>
        <table:table-row table:style-name="ro6">
          <table:table-cell office:value-type="float" office:value="58458" table:style-name="ce5">
            <text:p>58458</text:p>
          </table:table-cell>
          <table:table-cell office:value-type="string" table:style-name="ce6">
            <text:p>CHRISTIAN ANDERSON FERREIRA DA GAM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1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15684.63" table:style-name="ce7">
            <text:p>15.684,6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7894.100000000006" table:style-name="ce7">
            <text:p>67.894,10</text:p>
          </table:table-cell>
          <table:table-cell office:value-type="float" office:value="6392.01" table:style-name="ce7">
            <text:p>6.392,01</text:p>
          </table:table-cell>
          <table:table-cell office:value-type="float" office:value="10268.84" table:style-name="ce7">
            <text:p>10.268,84</text:p>
          </table:table-cell>
          <table:table-cell office:value-type="float" office:value="0" table:style-name="ce7">
            <text:p>0,00</text:p>
          </table:table-cell>
          <table:table-cell office:value-type="float" office:value="2137.6" table:style-name="ce7">
            <text:p>2.137,60</text:p>
          </table:table-cell>
          <table:table-cell office:value-type="float" office:value="18798.45" table:style-name="ce7">
            <text:p>18.798,45</text:p>
          </table:table-cell>
          <table:table-cell office:value-type="float" office:value="49095.65" table:style-name="ce7">
            <text:p>49.095,65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COSMO LIMA DE SOUZA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2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000" table:style-name="ce7">
            <text:p>22.000,00</text:p>
          </table:table-cell>
          <table:table-cell office:value-type="float" office:value="30541.53" table:style-name="ce7">
            <text:p>30.541,53</text:p>
          </table:table-cell>
          <table:table-cell office:value-type="float" office:value="127721.45" table:style-name="ce7">
            <text:p>127.721,45</text:p>
          </table:table-cell>
          <table:table-cell office:value-type="float" office:value="13605.18" table:style-name="ce7">
            <text:p>13.605,18</text:p>
          </table:table-cell>
          <table:table-cell office:value-type="float" office:value="19294.439999999999" table:style-name="ce7">
            <text:p>19.294,44</text:p>
          </table:table-cell>
          <table:table-cell office:value-type="float" office:value="0" table:style-name="ce7">
            <text:p>0,00</text:p>
          </table:table-cell>
          <table:table-cell office:value-type="float" office:value="33612.370000000003" table:style-name="ce7">
            <text:p>33.612,37</text:p>
          </table:table-cell>
          <table:table-cell office:value-type="float" office:value="66511.990000000005" table:style-name="ce7">
            <text:p>66.511,99</text:p>
          </table:table-cell>
          <table:table-cell office:value-type="float" office:value="61209.46" table:style-name="ce7">
            <text:p>61.209,46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DAISSON GOMES TELES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IVE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48.83" table:style-name="ce7">
            <text:p>248,83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3343.47" table:style-name="ce7">
            <text:p>103.343,47</text:p>
          </table:table-cell>
          <table:table-cell office:value-type="float" office:value="9530.64" table:style-name="ce7">
            <text:p>9.530,64</text:p>
          </table:table-cell>
          <table:table-cell office:value-type="float" office:value="16202.16" table:style-name="ce7">
            <text:p>16.202,16</text:p>
          </table:table-cell>
          <table:table-cell office:value-type="float" office:value="0" table:style-name="ce7">
            <text:p>0,00</text:p>
          </table:table-cell>
          <table:table-cell office:value-type="float" office:value="7635.22" table:style-name="ce7">
            <text:p>7.635,22</text:p>
          </table:table-cell>
          <table:table-cell office:value-type="float" office:value="33368.019999999997" table:style-name="ce7">
            <text:p>33.368,02</text:p>
          </table:table-cell>
          <table:table-cell office:value-type="float" office:value="69975.45" table:style-name="ce7">
            <text:p>69.975,45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DANILO LOVISARO DO NASCIMENTO</text:p>
          </table:table-cell>
          <table:table-cell office:value-type="string" table:style-name="ce6">
            <text:p>PROCURADOR DE JUSTICA / PROCURADOR-GERAL DE JUSTIÇA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11276.99" table:style-name="ce7">
            <text:p>11.276,99</text:p>
          </table:table-cell>
          <table:table-cell office:value-type="float" office:value="48866.95" table:style-name="ce7">
            <text:p>48.866,9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4481.47" table:style-name="ce7">
            <text:p>54.481,47</text:p>
          </table:table-cell>
          <table:table-cell office:value-type="float" office:value="152215.37" table:style-name="ce7">
            <text:p>152.215,37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8243.66" table:style-name="ce7">
            <text:p>18.243,66</text:p>
          </table:table-cell>
          <table:table-cell office:value-type="float" office:value="14432.06" table:style-name="ce7">
            <text:p>14.432,06</text:p>
          </table:table-cell>
          <table:table-cell office:value-type="float" office:value="18630.86" table:style-name="ce7">
            <text:p>18.630,86</text:p>
          </table:table-cell>
          <table:table-cell office:value-type="float" office:value="61831.76" table:style-name="ce7">
            <text:p>61.831,76</text:p>
          </table:table-cell>
          <table:table-cell office:value-type="float" office:value="90383.61" table:style-name="ce7">
            <text:p>90.383,61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DAYAN MOREIRA ALBUQUERQUE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1 PROMOTORIA ESP DE DEF DO CONSUMIDOR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4021.66" table:style-name="ce7">
            <text:p>14.021,66</text:p>
          </table:table-cell>
          <table:table-cell office:value-type="float" office:value="0" table:style-name="ce7">
            <text:p>0,00</text:p>
          </table:table-cell>
          <table:table-cell office:value-type="float" office:value="40127.65" table:style-name="ce7">
            <text:p>40.127,65</text:p>
          </table:table-cell>
          <table:table-cell office:value-type="float" office:value="64148.23" table:style-name="ce7">
            <text:p>64.148,23</text:p>
          </table:table-cell>
          <table:table-cell office:value-type="float" office:value="47219.37" table:style-name="ce7">
            <text:p>47.219,37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DIANA SORAIA TABALIPA PIMENTEL</text:p>
          </table:table-cell>
          <table:table-cell office:value-type="string" table:style-name="ce6">
            <text:p>PROMOTOR DE JUSTICA DE ENTRANCIA FINAL / COORDENADOR DO NAPAZ</text:p>
          </table:table-cell>
          <table:table-cell office:value-type="string" table:style-name="ce6">
            <text:p>7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31637.21" table:style-name="ce7">
            <text:p>31.637,21</text:p>
          </table:table-cell>
          <table:table-cell office:value-type="float" office:value="79730.39" table:style-name="ce7">
            <text:p>79.730,39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DULCE HELENA DE FREITAS FRANC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3 PROMOTORIA DE JUSTICA CRIMINAL<text:s text:c="2"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040.51" table:style-name="ce7">
            <text:p>53.040,51</text:p>
          </table:table-cell>
          <table:table-cell office:value-type="float" office:value="124461.43" table:style-name="ce7">
            <text:p>124.461,43</text:p>
          </table:table-cell>
          <table:table-cell office:value-type="float" office:value="9998.92" table:style-name="ce7">
            <text:p>9.998,92</text:p>
          </table:table-cell>
          <table:table-cell office:value-type="float" office:value="15121.14" table:style-name="ce7">
            <text:p>15.121,14</text:p>
          </table:table-cell>
          <table:table-cell office:value-type="float" office:value="0" table:style-name="ce7">
            <text:p>0,00</text:p>
          </table:table-cell>
          <table:table-cell office:value-type="float" office:value="27886.16" table:style-name="ce7">
            <text:p>27.886,16</text:p>
          </table:table-cell>
          <table:table-cell office:value-type="float" office:value="53006.22" table:style-name="ce7">
            <text:p>53.006,22</text:p>
          </table:table-cell>
          <table:table-cell office:value-type="float" office:value="71455.210000000006" table:style-name="ce7">
            <text:p>71.455,21</text:p>
          </table:table-cell>
          <table:table-cell table:number-columns-repeated="16364"/>
        </table:table-row>
        <table:table-row table:style-name="ro6">
          <table:table-cell office:value-type="float" office:value="58455" table:style-name="ce5">
            <text:p>58455</text:p>
          </table:table-cell>
          <table:table-cell office:value-type="string" table:style-name="ce6">
            <text:p>EDUARDO LOPES DE FARI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UMULATIVA DE ASSIS BRASI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867.44" table:style-name="ce7">
            <text:p>3.867,44</text:p>
          </table:table-cell>
          <table:table-cell office:value-type="float" office:value="17296.060000000001" table:style-name="ce7">
            <text:p>17.296,0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71116.960000000006" table:style-name="ce7">
            <text:p>71.116,96</text:p>
          </table:table-cell>
          <table:table-cell office:value-type="float" office:value="4706.7" table:style-name="ce7">
            <text:p>4.706,70</text:p>
          </table:table-cell>
          <table:table-cell office:value-type="float" office:value="12334.86" table:style-name="ce7">
            <text:p>12.334,86</text:p>
          </table:table-cell>
          <table:table-cell office:value-type="float" office:value="0" table:style-name="ce7">
            <text:p>0,00</text:p>
          </table:table-cell>
          <table:table-cell office:value-type="float" office:value="4787.51" table:style-name="ce7">
            <text:p>4.787,51</text:p>
          </table:table-cell>
          <table:table-cell office:value-type="float" office:value="21829.07" table:style-name="ce7">
            <text:p>21.829,07</text:p>
          </table:table-cell>
          <table:table-cell office:value-type="float" office:value="49287.89" table:style-name="ce7">
            <text:p>49.287,89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EFRAIN ENRIQUE MENDOZA MENDIVIL FILHO</text:p>
          </table:table-cell>
          <table:table-cell office:value-type="string" table:style-name="ce6">
            <text:p>PROMOTOR DE JUSTICA DE ENTRANCIA FINAL / TURMA RECURSAL</text:p>
          </table:table-cell>
          <table:table-cell office:value-type="string" table:style-name="ce6">
            <text:p>6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6078.089999999997" table:style-name="ce7">
            <text:p>36.078,09</text:p>
          </table:table-cell>
          <table:table-cell office:value-type="float" office:value="118212.15" table:style-name="ce7">
            <text:p>118.212,15</text:p>
          </table:table-cell>
          <table:table-cell office:value-type="float" office:value="9998.92" table:style-name="ce7">
            <text:p>9.998,92</text:p>
          </table:table-cell>
          <table:table-cell office:value-type="float" office:value="16580.38" table:style-name="ce7">
            <text:p>16.580,38</text:p>
          </table:table-cell>
          <table:table-cell office:value-type="float" office:value="0" table:style-name="ce7">
            <text:p>0,00</text:p>
          </table:table-cell>
          <table:table-cell office:value-type="float" office:value="9513.51" table:style-name="ce7">
            <text:p>9.513,51</text:p>
          </table:table-cell>
          <table:table-cell office:value-type="float" office:value="36092.81" table:style-name="ce7">
            <text:p>36.092,81</text:p>
          </table:table-cell>
          <table:table-cell office:value-type="float" office:value="82119.34" table:style-name="ce7">
            <text:p>82.119,34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ELIANE MISAE KINOSHIT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IVEL DE SENADOR GUIOMARD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962.96" table:style-name="ce7">
            <text:p>17.962,96</text:p>
          </table:table-cell>
          <table:table-cell office:value-type="float" office:value="0" table:style-name="ce7">
            <text:p>0,00</text:p>
          </table:table-cell>
          <table:table-cell office:value-type="float" office:value="2099.83" table:style-name="ce7">
            <text:p>2.099,83</text:p>
          </table:table-cell>
          <table:table-cell office:value-type="float" office:value="30061.71" table:style-name="ce7">
            <text:p>30.061,71</text:p>
          </table:table-cell>
          <table:table-cell office:value-type="float" office:value="81305.89" table:style-name="ce7">
            <text:p>81.305,89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ERICK CAVALCANTI LINHARES LIMA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MOT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15.77" table:style-name="ce7">
            <text:p>315,7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15.77" table:style-name="ce7">
            <text:p>1.015,77</text:p>
          </table:table-cell>
          <table:table-cell office:value-type="float" office:value="3984.23" table:style-name="ce7">
            <text:p>3.984,2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FERNANDO HENRIQUE SANTOS TERR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27241.54" table:style-name="ce7">
            <text:p>27.241,54</text:p>
          </table:table-cell>
          <table:table-cell office:value-type="float" office:value="55307.7" table:style-name="ce7">
            <text:p>55.307,70</text:p>
          </table:table-cell>
          <table:table-cell office:value-type="float" office:value="56059.9" table:style-name="ce7">
            <text:p>56.059,90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FERNANDO REGIS CEMBRANEL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52434.63" table:style-name="ce7">
            <text:p>152.434,63</text:p>
          </table:table-cell>
          <table:table-cell office:value-type="float" office:value="9998.92" table:style-name="ce7">
            <text:p>9.998,92</text:p>
          </table:table-cell>
          <table:table-cell office:value-type="float" office:value="26756.560000000001" table:style-name="ce7">
            <text:p>26.756,56</text:p>
          </table:table-cell>
          <table:table-cell office:value-type="float" office:value="0" table:style-name="ce7">
            <text:p>0,00</text:p>
          </table:table-cell>
          <table:table-cell office:value-type="float" office:value="9207.1299999999992" table:style-name="ce7">
            <text:p>9.207,13</text:p>
          </table:table-cell>
          <table:table-cell office:value-type="float" office:value="45962.61" table:style-name="ce7">
            <text:p>45.962,61</text:p>
          </table:table-cell>
          <table:table-cell office:value-type="float" office:value="106472.02" table:style-name="ce7">
            <text:p>106.472,02</text:p>
          </table:table-cell>
          <table:table-cell table:number-columns-repeated="16364"/>
        </table:table-row>
        <table:table-row table:style-name="ro6">
          <table:table-cell office:value-type="float" office:value="58461" table:style-name="ce5">
            <text:p>58461</text:p>
          </table:table-cell>
          <table:table-cell office:value-type="string" table:style-name="ce6">
            <text:p>FLAVIO AUGUSTO GODOY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3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15684.63" table:style-name="ce7">
            <text:p>15.684,6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7894.100000000006" table:style-name="ce7">
            <text:p>67.894,10</text:p>
          </table:table-cell>
          <table:table-cell office:value-type="float" office:value="4706.7" table:style-name="ce7">
            <text:p>4.706,70</text:p>
          </table:table-cell>
          <table:table-cell office:value-type="float" office:value="11240.02" table:style-name="ce7">
            <text:p>11.240,02</text:p>
          </table:table-cell>
          <table:table-cell office:value-type="float" office:value="0" table:style-name="ce7">
            <text:p>0,00</text:p>
          </table:table-cell>
          <table:table-cell office:value-type="float" office:value="7625.54" table:style-name="ce7">
            <text:p>7.625,54</text:p>
          </table:table-cell>
          <table:table-cell office:value-type="float" office:value="23572.26" table:style-name="ce7">
            <text:p>23.572,26</text:p>
          </table:table-cell>
          <table:table-cell office:value-type="float" office:value="44321.84" table:style-name="ce7">
            <text:p>44.321,84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FLAVIO AUGUSTO SIQUEIRA DE OLIVEIRA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5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45650.34" table:style-name="ce7">
            <text:p>45.650,34</text:p>
          </table:table-cell>
          <table:table-cell office:value-type="float" office:value="0" table:style-name="ce7">
            <text:p>0,00</text:p>
          </table:table-cell>
          <table:table-cell office:value-type="float" office:value="5606.18" table:style-name="ce7">
            <text:p>5.606,18</text:p>
          </table:table-cell>
          <table:table-cell office:value-type="float" office:value="0" table:style-name="ce7">
            <text:p>0,00</text:p>
          </table:table-cell>
          <table:table-cell office:value-type="float" office:value="45047.99" table:style-name="ce7">
            <text:p>45.047,99</text:p>
          </table:table-cell>
          <table:table-cell office:value-type="float" office:value="136348.67000000001" table:style-name="ce7">
            <text:p>136.348,67</text:p>
          </table:table-cell>
          <table:table-cell office:value-type="float" office:value="11212.36" table:style-name="ce7">
            <text:p>11.212,36</text:p>
          </table:table-cell>
          <table:table-cell office:value-type="float" office:value="20045.82" table:style-name="ce7">
            <text:p>20.045,82</text:p>
          </table:table-cell>
          <table:table-cell office:value-type="float" office:value="0" table:style-name="ce7">
            <text:p>0,00</text:p>
          </table:table-cell>
          <table:table-cell office:value-type="float" office:value="56799.81" table:style-name="ce7">
            <text:p>56.799,81</text:p>
          </table:table-cell>
          <table:table-cell office:value-type="float" office:value="88057.99" table:style-name="ce7">
            <text:p>88.057,99</text:p>
          </table:table-cell>
          <table:table-cell office:value-type="float" office:value="48290.68" table:style-name="ce7">
            <text:p>48.290,68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FLAVIO BUSSAB DELLA LIBERA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UMULATIVA DE PORTO ACRE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5045.32" table:style-name="ce7">
            <text:p>45.045,32</text:p>
          </table:table-cell>
          <table:table-cell office:value-type="float" office:value="156997.57999999999" table:style-name="ce7">
            <text:p>156.997,58</text:p>
          </table:table-cell>
          <table:table-cell office:value-type="float" office:value="9498.98" table:style-name="ce7">
            <text:p>9.498,98</text:p>
          </table:table-cell>
          <table:table-cell office:value-type="float" office:value="24135.87" table:style-name="ce7">
            <text:p>24.135,87</text:p>
          </table:table-cell>
          <table:table-cell office:value-type="float" office:value="0" table:style-name="ce7">
            <text:p>0,00</text:p>
          </table:table-cell>
          <table:table-cell office:value-type="float" office:value="34741.360000000001" table:style-name="ce7">
            <text:p>34.741,36</text:p>
          </table:table-cell>
          <table:table-cell office:value-type="float" office:value="68376.210000000006" table:style-name="ce7">
            <text:p>68.376,21</text:p>
          </table:table-cell>
          <table:table-cell office:value-type="float" office:value="88621.37" table:style-name="ce7">
            <text:p>88.621,37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FRANCISCO JOSE MAIA GUEDES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4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48491.040000000001" table:style-name="ce7">
            <text:p>48.491,04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54293.5" table:style-name="ce7">
            <text:p>54.293,50</text:p>
          </table:table-cell>
          <table:table-cell office:value-type="float" office:value="151275.57999999999" table:style-name="ce7">
            <text:p>151.275,58</text:p>
          </table:table-cell>
          <table:table-cell office:value-type="float" office:value="10525.18" table:style-name="ce7">
            <text:p>10.525,18</text:p>
          </table:table-cell>
          <table:table-cell office:value-type="float" office:value="20616.72" table:style-name="ce7">
            <text:p>20.616,72</text:p>
          </table:table-cell>
          <table:table-cell office:value-type="float" office:value="3155.06" table:style-name="ce7">
            <text:p>3.155,06</text:p>
          </table:table-cell>
          <table:table-cell office:value-type="float" office:value="18077.53" table:style-name="ce7">
            <text:p>18.077,53</text:p>
          </table:table-cell>
          <table:table-cell office:value-type="float" office:value="52374.49" table:style-name="ce7">
            <text:p>52.374,49</text:p>
          </table:table-cell>
          <table:table-cell office:value-type="float" office:value="98901.09" table:style-name="ce7">
            <text:p>98.901,09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FRANCISCO JOSE NUNES CAVALCANTE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1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88.79" table:style-name="ce7">
            <text:p>47.088,79</text:p>
          </table:table-cell>
          <table:table-cell office:value-type="float" office:value="118509.71" table:style-name="ce7">
            <text:p>118.509,71</text:p>
          </table:table-cell>
          <table:table-cell office:value-type="float" office:value="9998.92" table:style-name="ce7">
            <text:p>9.998,92</text:p>
          </table:table-cell>
          <table:table-cell office:value-type="float" office:value="14912.58" table:style-name="ce7">
            <text:p>14.912,58</text:p>
          </table:table-cell>
          <table:table-cell office:value-type="float" office:value="0" table:style-name="ce7">
            <text:p>0,00</text:p>
          </table:table-cell>
          <table:table-cell office:value-type="float" office:value="6550.92" table:style-name="ce7">
            <text:p>6.550,92</text:p>
          </table:table-cell>
          <table:table-cell office:value-type="float" office:value="31462.42" table:style-name="ce7">
            <text:p>31.462,42</text:p>
          </table:table-cell>
          <table:table-cell office:value-type="float" office:value="87047.29" table:style-name="ce7">
            <text:p>87.047,29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GETULIO BARBOSA DE ANDRADE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5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45084.56" table:style-name="ce7">
            <text:p>45.084,56</text:p>
          </table:table-cell>
          <table:table-cell office:value-type="float" office:value="0" table:style-name="ce7">
            <text:p>0,00</text:p>
          </table:table-cell>
          <table:table-cell office:value-type="float" office:value="5536.7" table:style-name="ce7">
            <text:p>5.536,70</text:p>
          </table:table-cell>
          <table:table-cell office:value-type="float" office:value="13487.27" table:style-name="ce7">
            <text:p>13.487,27</text:p>
          </table:table-cell>
          <table:table-cell office:value-type="float" office:value="30135.88" table:style-name="ce7">
            <text:p>30.135,88</text:p>
          </table:table-cell>
          <table:table-cell office:value-type="float" office:value="133792.26999999999" table:style-name="ce7">
            <text:p>133.792,27</text:p>
          </table:table-cell>
          <table:table-cell office:value-type="float" office:value="12961.61" table:style-name="ce7">
            <text:p>12.961,61</text:p>
          </table:table-cell>
          <table:table-cell office:value-type="float" office:value="18588.46" table:style-name="ce7">
            <text:p>18.588,46</text:p>
          </table:table-cell>
          <table:table-cell office:value-type="float" office:value="0" table:style-name="ce7">
            <text:p>0,00</text:p>
          </table:table-cell>
          <table:table-cell office:value-type="float" office:value="46326.44" table:style-name="ce7">
            <text:p>46.326,44</text:p>
          </table:table-cell>
          <table:table-cell office:value-type="float" office:value="77876.509999999995" table:style-name="ce7">
            <text:p>77.876,51</text:p>
          </table:table-cell>
          <table:table-cell office:value-type="float" office:value="55915.76" table:style-name="ce7">
            <text:p>55.915,76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GILCELY EVANGELISTA DE ARAUJO SOUZA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9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43228.45" table:style-name="ce7">
            <text:p>43.228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47.99" table:style-name="ce7">
            <text:p>30.047,99</text:p>
          </table:table-cell>
          <table:table-cell office:value-type="float" office:value="116504.89" table:style-name="ce7">
            <text:p>116.504,89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8243.66" table:style-name="ce7">
            <text:p>18.243,66</text:p>
          </table:table-cell>
          <table:table-cell office:value-type="float" office:value="3155.06" table:style-name="ce7">
            <text:p>3.155,06</text:p>
          </table:table-cell>
          <table:table-cell office:value-type="float" office:value="22092.21" table:style-name="ce7">
            <text:p>22.092,21</text:p>
          </table:table-cell>
          <table:table-cell office:value-type="float" office:value="54016.11" table:style-name="ce7">
            <text:p>54.016,11</text:p>
          </table:table-cell>
          <table:table-cell office:value-type="float" office:value="62488.78" table:style-name="ce7">
            <text:p>62.488,78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GLAUCIO NEY SHIROMA OSHIRO</text:p>
          </table:table-cell>
          <table:table-cell office:value-type="string" table:style-name="ce6">
            <text:p>PROMOTOR DE JUSTICA DE ENTRANCIA FINAL / SECRETARIO-GERAL DO MINISTERIO PUBLICO</text:p>
          </table:table-cell>
          <table:table-cell office:value-type="string" table:style-name="ce6">
            <text:p>SECRETARIA GERAL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7142.09" table:style-name="ce7">
            <text:p>7.142,09</text:p>
          </table:table-cell>
          <table:table-cell office:value-type="float" office:value="42852.55" table:style-name="ce7">
            <text:p>42.852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4938.64" table:style-name="ce7">
            <text:p>114.938,64</text:p>
          </table:table-cell>
          <table:table-cell office:value-type="float" office:value="9998.92" table:style-name="ce7">
            <text:p>9.998,92</text:p>
          </table:table-cell>
          <table:table-cell office:value-type="float" office:value="18179.84" table:style-name="ce7">
            <text:p>18.179,84</text:p>
          </table:table-cell>
          <table:table-cell office:value-type="float" office:value="2403.2600000000002" table:style-name="ce7">
            <text:p>2.403,26</text:p>
          </table:table-cell>
          <table:table-cell office:value-type="float" office:value="30809.34" table:style-name="ce7">
            <text:p>30.809,34</text:p>
          </table:table-cell>
          <table:table-cell office:value-type="float" office:value="61391.360000000001" table:style-name="ce7">
            <text:p>61.391,36</text:p>
          </table:table-cell>
          <table:table-cell office:value-type="float" office:value="53547.28" table:style-name="ce7">
            <text:p>53.547,28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ILDON MAXIMIANO PERES NET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10 PROMOTORIA DE JUSTICA CRIMINAL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3069.28" table:style-name="ce7">
            <text:p>13.069,28</text:p>
          </table:table-cell>
          <table:table-cell office:value-type="float" office:value="0" table:style-name="ce7">
            <text:p>0,00</text:p>
          </table:table-cell>
          <table:table-cell office:value-type="float" office:value="19746.39" table:style-name="ce7">
            <text:p>19.746,39</text:p>
          </table:table-cell>
          <table:table-cell office:value-type="float" office:value="42814.59" table:style-name="ce7">
            <text:p>42.814,59</text:p>
          </table:table-cell>
          <table:table-cell office:value-type="float" office:value="68553.009999999995" table:style-name="ce7">
            <text:p>68.553,01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IVERSON RODRIGO MONTEIRO CERQUEIRA BUEN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 ESP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0654.46" table:style-name="ce7">
            <text:p>100.654,46</text:p>
          </table:table-cell>
          <table:table-cell office:value-type="float" office:value="9998.92" table:style-name="ce7">
            <text:p>9.998,92</text:p>
          </table:table-cell>
          <table:table-cell office:value-type="float" office:value="15016.86" table:style-name="ce7">
            <text:p>15.016,86</text:p>
          </table:table-cell>
          <table:table-cell office:value-type="float" office:value="0" table:style-name="ce7">
            <text:p>0,00</text:p>
          </table:table-cell>
          <table:table-cell office:value-type="float" office:value="5004.26" table:style-name="ce7">
            <text:p>5.004,26</text:p>
          </table:table-cell>
          <table:table-cell office:value-type="float" office:value="30020.04" table:style-name="ce7">
            <text:p>30.020,04</text:p>
          </table:table-cell>
          <table:table-cell office:value-type="float" office:value="70634.42" table:style-name="ce7">
            <text:p>70.634,42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JOANA D ARC DIAS MARTINS</text:p>
          </table:table-cell>
          <table:table-cell office:value-type="string" table:style-name="ce6">
            <text:p>PROMOTOR DE JUSTICA DE ENTRANCIA FINAL / DIRETOR DO CEAF</text:p>
          </table:table-cell>
          <table:table-cell office:value-type="string" table:style-name="ce6">
            <text:p>2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30004.93" table:style-name="ce7">
            <text:p>30.004,93</text:p>
          </table:table-cell>
          <table:table-cell office:value-type="float" office:value="58071.09" table:style-name="ce7">
            <text:p>58.071,09</text:p>
          </table:table-cell>
          <table:table-cell office:value-type="float" office:value="53296.51" table:style-name="ce7">
            <text:p>53.296,51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JOSE LUCIVAN NERY DE LIMA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RIMINAL DE PLACIDO DE CASTRO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3094.64" table:style-name="ce7">
            <text:p>103.094,64</text:p>
          </table:table-cell>
          <table:table-cell office:value-type="float" office:value="9498.98" table:style-name="ce7">
            <text:p>9.498,98</text:p>
          </table:table-cell>
          <table:table-cell office:value-type="float" office:value="15725.34" table:style-name="ce7">
            <text:p>15.725,34</text:p>
          </table:table-cell>
          <table:table-cell office:value-type="float" office:value="0" table:style-name="ce7">
            <text:p>0,00</text:p>
          </table:table-cell>
          <table:table-cell office:value-type="float" office:value="6952.47" table:style-name="ce7">
            <text:p>6.952,47</text:p>
          </table:table-cell>
          <table:table-cell office:value-type="float" office:value="32176.79" table:style-name="ce7">
            <text:p>32.176,79</text:p>
          </table:table-cell>
          <table:table-cell office:value-type="float" office:value="70917.850000000006" table:style-name="ce7">
            <text:p>70.917,85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JOSE RUY DA SILVEIRA LINO FILH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9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066.49" table:style-name="ce7">
            <text:p>46.066,49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52266.78" table:style-name="ce7">
            <text:p>52.266,78</text:p>
          </table:table-cell>
          <table:table-cell office:value-type="float" office:value="144399.76" table:style-name="ce7">
            <text:p>144.399,76</text:p>
          </table:table-cell>
          <table:table-cell office:value-type="float" office:value="9998.92" table:style-name="ce7">
            <text:p>9.998,92</text:p>
          </table:table-cell>
          <table:table-cell office:value-type="float" office:value="20712.68" table:style-name="ce7">
            <text:p>20.712,68</text:p>
          </table:table-cell>
          <table:table-cell office:value-type="float" office:value="0" table:style-name="ce7">
            <text:p>0,00</text:p>
          </table:table-cell>
          <table:table-cell office:value-type="float" office:value="10502.17" table:style-name="ce7">
            <text:p>10.502,17</text:p>
          </table:table-cell>
          <table:table-cell office:value-type="float" office:value="41213.769999999997" table:style-name="ce7">
            <text:p>41.213,77</text:p>
          </table:table-cell>
          <table:table-cell office:value-type="float" office:value="103185.99" table:style-name="ce7">
            <text:p>103.185,99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JULEANDRO MARTINS DE OLIVEIRA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IVEL DE BRASILEIA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48.83" table:style-name="ce7">
            <text:p>248,83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3343.47" table:style-name="ce7">
            <text:p>103.343,47</text:p>
          </table:table-cell>
          <table:table-cell office:value-type="float" office:value="9530.64" table:style-name="ce7">
            <text:p>9.530,64</text:p>
          </table:table-cell>
          <table:table-cell office:value-type="float" office:value="16045.75" table:style-name="ce7">
            <text:p>16.045,75</text:p>
          </table:table-cell>
          <table:table-cell office:value-type="float" office:value="0" table:style-name="ce7">
            <text:p>0,00</text:p>
          </table:table-cell>
          <table:table-cell office:value-type="float" office:value="15209.01" table:style-name="ce7">
            <text:p>15.209,01</text:p>
          </table:table-cell>
          <table:table-cell office:value-type="float" office:value="40785.4" table:style-name="ce7">
            <text:p>40.785,40</text:p>
          </table:table-cell>
          <table:table-cell office:value-type="float" office:value="62558.07" table:style-name="ce7">
            <text:p>62.558,07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JULIANA MAXIMIANO HOFF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17855.23" table:style-name="ce7">
            <text:p>17.855,2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8509.69" table:style-name="ce7">
            <text:p>118.509,69</text:p>
          </table:table-cell>
          <table:table-cell office:value-type="float" office:value="9998.92" table:style-name="ce7">
            <text:p>9.998,92</text:p>
          </table:table-cell>
          <table:table-cell office:value-type="float" office:value="18896.89" table:style-name="ce7">
            <text:p>18.896,89</text:p>
          </table:table-cell>
          <table:table-cell office:value-type="float" office:value="0" table:style-name="ce7">
            <text:p>0,00</text:p>
          </table:table-cell>
          <table:table-cell office:value-type="float" office:value="2319.4899999999998" table:style-name="ce7">
            <text:p>2.319,49</text:p>
          </table:table-cell>
          <table:table-cell office:value-type="float" office:value="31215.3" table:style-name="ce7">
            <text:p>31.215,30</text:p>
          </table:table-cell>
          <table:table-cell office:value-type="float" office:value="87294.39" table:style-name="ce7">
            <text:p>87.294,39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JULIO CESAR DE MEDEIROS SILV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IVEL DE TARAUAC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2499.73" table:style-name="ce7">
            <text:p>2.499,73</text:p>
          </table:table-cell>
          <table:table-cell office:value-type="float" office:value="38210.19" table:style-name="ce7">
            <text:p>38.210,1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5653.92" table:style-name="ce7">
            <text:p>105.653,92</text:p>
          </table:table-cell>
          <table:table-cell office:value-type="float" office:value="9998.92" table:style-name="ce7">
            <text:p>9.998,92</text:p>
          </table:table-cell>
          <table:table-cell office:value-type="float" office:value="15808.56" table:style-name="ce7">
            <text:p>15.808,56</text:p>
          </table:table-cell>
          <table:table-cell office:value-type="float" office:value="0" table:style-name="ce7">
            <text:p>0,00</text:p>
          </table:table-cell>
          <table:table-cell office:value-type="float" office:value="27408.91" table:style-name="ce7">
            <text:p>27.408,91</text:p>
          </table:table-cell>
          <table:table-cell office:value-type="float" office:value="53216.39" table:style-name="ce7">
            <text:p>53.216,39</text:p>
          </table:table-cell>
          <table:table-cell office:value-type="float" office:value="52437.53" table:style-name="ce7">
            <text:p>52.437,53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KATIA REJANE DE ARAUJO RODRIGUES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7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50370.54" table:style-name="ce7">
            <text:p>50.370,54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30047.99" table:style-name="ce7">
            <text:p>30.047,99</text:p>
          </table:table-cell>
          <table:table-cell office:value-type="float" office:value="130789.07" table:style-name="ce7">
            <text:p>130.789,07</text:p>
          </table:table-cell>
          <table:table-cell office:value-type="float" office:value="10525.18" table:style-name="ce7">
            <text:p>10.525,18</text:p>
          </table:table-cell>
          <table:table-cell office:value-type="float" office:value="21138.080000000002" table:style-name="ce7">
            <text:p>21.138,08</text:p>
          </table:table-cell>
          <table:table-cell office:value-type="float" office:value="6914.06" table:style-name="ce7">
            <text:p>6.914,06</text:p>
          </table:table-cell>
          <table:table-cell office:value-type="float" office:value="5436.19" table:style-name="ce7">
            <text:p>5.436,19</text:p>
          </table:table-cell>
          <table:table-cell office:value-type="float" office:value="44013.51" table:style-name="ce7">
            <text:p>44.013,51</text:p>
          </table:table-cell>
          <table:table-cell office:value-type="float" office:value="86775.56" table:style-name="ce7">
            <text:p>86.775,56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LAURA CRISTINA DE ALMEIDA MIRANDA</text:p>
          </table:table-cell>
          <table:table-cell office:value-type="string" table:style-name="ce6">
            <text:p>PROMOTOR DE JUSTICA DE ENTRANCIA FINAL / TURMA RECURSAL</text:p>
          </table:table-cell>
          <table:table-cell office:value-type="string" table:style-name="ce6">
            <text:p>2 PROM JUST ESP DE DEFESA DO PATRIM PUBLIC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31052.58" table:style-name="ce7">
            <text:p>31.052,58</text:p>
          </table:table-cell>
          <table:table-cell office:value-type="float" office:value="59118.74" table:style-name="ce7">
            <text:p>59.118,74</text:p>
          </table:table-cell>
          <table:table-cell office:value-type="float" office:value="52248.86" table:style-name="ce7">
            <text:p>52.248,86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LEONARDO HONORATO SANTOS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ESPECIALIZADA DE DEFESA DA CRIANCA E DO ADOLESCENTE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962.96" table:style-name="ce7">
            <text:p>17.962,9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31532.93" table:style-name="ce7">
            <text:p>31.532,93</text:p>
          </table:table-cell>
          <table:table-cell office:value-type="float" office:value="79834.67" table:style-name="ce7">
            <text:p>79.834,67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LUANA DINIZ LIRIO MACIEL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2499.73" table:style-name="ce7">
            <text:p>2.499,73</text:p>
          </table:table-cell>
          <table:table-cell office:value-type="float" office:value="38210.19" table:style-name="ce7">
            <text:p>38.210,1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5653.92" table:style-name="ce7">
            <text:p>105.653,92</text:p>
          </table:table-cell>
          <table:table-cell office:value-type="float" office:value="9998.92" table:style-name="ce7">
            <text:p>9.998,92</text:p>
          </table:table-cell>
          <table:table-cell office:value-type="float" office:value="16495.98" table:style-name="ce7">
            <text:p>16.495,98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30601.61" table:style-name="ce7">
            <text:p>30.601,61</text:p>
          </table:table-cell>
          <table:table-cell office:value-type="float" office:value="75052.31" table:style-name="ce7">
            <text:p>75.052,31</text:p>
          </table:table-cell>
          <table:table-cell table:number-columns-repeated="16364"/>
        </table:table-row>
        <table:table-row table:style-name="ro6">
          <table:table-cell office:value-type="float" office:value="58463" table:style-name="ce5">
            <text:p>58463</text:p>
          </table:table-cell>
          <table:table-cell office:value-type="string" table:style-name="ce6">
            <text:p>LUCAS FERREIRA BRUNO IWAKAMI DE MATTOS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15684.63" table:style-name="ce7">
            <text:p>15.684,6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7894.100000000006" table:style-name="ce7">
            <text:p>67.894,10</text:p>
          </table:table-cell>
          <table:table-cell office:value-type="float" office:value="4706.7" table:style-name="ce7">
            <text:p>4.706,70</text:p>
          </table:table-cell>
          <table:table-cell office:value-type="float" office:value="11448.56" table:style-name="ce7">
            <text:p>11.448,56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9861.560000000001" table:style-name="ce7">
            <text:p>19.861,56</text:p>
          </table:table-cell>
          <table:table-cell office:value-type="float" office:value="48032.54" table:style-name="ce7">
            <text:p>48.032,54</text:p>
          </table:table-cell>
          <table:table-cell table:number-columns-repeated="16364"/>
        </table:table-row>
        <table:table-row table:style-name="ro6">
          <table:table-cell office:value-type="float" office:value="58460" table:style-name="ce5">
            <text:p>58460</text:p>
          </table:table-cell>
          <table:table-cell office:value-type="string" table:style-name="ce6">
            <text:p>LUCAS NONATO DA SILVA ARAUJ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FEIJO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9827.820000000007" table:style-name="ce7">
            <text:p>69.827,82</text:p>
          </table:table-cell>
          <table:table-cell office:value-type="float" office:value="4706.7" table:style-name="ce7">
            <text:p>4.706,70</text:p>
          </table:table-cell>
          <table:table-cell office:value-type="float" office:value="11980.34" table:style-name="ce7">
            <text:p>11.980,34</text:p>
          </table:table-cell>
          <table:table-cell office:value-type="float" office:value="0" table:style-name="ce7">
            <text:p>0,00</text:p>
          </table:table-cell>
          <table:table-cell office:value-type="float" office:value="1435.71" table:style-name="ce7">
            <text:p>1.435,71</text:p>
          </table:table-cell>
          <table:table-cell office:value-type="float" office:value="18122.75" table:style-name="ce7">
            <text:p>18.122,75</text:p>
          </table:table-cell>
          <table:table-cell office:value-type="float" office:value="51705.07" table:style-name="ce7">
            <text:p>51.705,07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LUIS HENRIQUE CORREA ROLIM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1 PROM ESP DE HABITACAO E URBANISMO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66.78" table:style-name="ce7">
            <text:p>49.766,78</text:p>
          </table:table-cell>
          <table:table-cell office:value-type="float" office:value="131900.84" table:style-name="ce7">
            <text:p>131.900,84</text:p>
          </table:table-cell>
          <table:table-cell office:value-type="float" office:value="9998.92" table:style-name="ce7">
            <text:p>9.998,92</text:p>
          </table:table-cell>
          <table:table-cell office:value-type="float" office:value="17336.29" table:style-name="ce7">
            <text:p>17.336,29</text:p>
          </table:table-cell>
          <table:table-cell office:value-type="float" office:value="0" table:style-name="ce7">
            <text:p>0,00</text:p>
          </table:table-cell>
          <table:table-cell office:value-type="float" office:value="36133.550000000003" table:style-name="ce7">
            <text:p>36.133,55</text:p>
          </table:table-cell>
          <table:table-cell office:value-type="float" office:value="63468.76" table:style-name="ce7">
            <text:p>63.468,76</text:p>
          </table:table-cell>
          <table:table-cell office:value-type="float" office:value="68432.08" table:style-name="ce7">
            <text:p>68.432,08</text:p>
          </table:table-cell>
          <table:table-cell table:number-columns-repeated="16364"/>
        </table:table-row>
        <table:table-row table:style-name="ro6">
          <table:table-cell office:value-type="float" office:value="58454" table:style-name="ce5">
            <text:p>58454</text:p>
          </table:table-cell>
          <table:table-cell office:value-type="string" table:style-name="ce6">
            <text:p>MAISA ARANTES BURGOS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IVE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510.98" table:style-name="ce7">
            <text:p>20.510,98</text:p>
          </table:table-cell>
          <table:table-cell office:value-type="float" office:value="72614.03" table:style-name="ce7">
            <text:p>72.614,03</text:p>
          </table:table-cell>
          <table:table-cell office:value-type="float" office:value="4706.7" table:style-name="ce7">
            <text:p>4.706,70</text:p>
          </table:table-cell>
          <table:table-cell office:value-type="float" office:value="11980.34" table:style-name="ce7">
            <text:p>11.980,34</text:p>
          </table:table-cell>
          <table:table-cell office:value-type="float" office:value="0" table:style-name="ce7">
            <text:p>0,00</text:p>
          </table:table-cell>
          <table:table-cell office:value-type="float" office:value="6622.27" table:style-name="ce7">
            <text:p>6.622,27</text:p>
          </table:table-cell>
          <table:table-cell office:value-type="float" office:value="23309.31" table:style-name="ce7">
            <text:p>23.309,31</text:p>
          </table:table-cell>
          <table:table-cell office:value-type="float" office:value="49304.72" table:style-name="ce7">
            <text:p>49.304,72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MANUELA CANUTO DE SANTANA FARHAT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OTORIA DE JUSTICA <text:s/>ESPECIALIZADA DE DEFESA DO MEIO AMBIENTE DO JURU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39281.51" table:style-name="ce7">
            <text:p>39.281,5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874.23" table:style-name="ce7">
            <text:p>48.874,23</text:p>
          </table:table-cell>
          <table:table-cell office:value-type="float" office:value="127437.25" table:style-name="ce7">
            <text:p>127.437,25</text:p>
          </table:table-cell>
          <table:table-cell office:value-type="float" office:value="9998.92" table:style-name="ce7">
            <text:p>9.998,92</text:p>
          </table:table-cell>
          <table:table-cell office:value-type="float" office:value="16980.939999999999" table:style-name="ce7">
            <text:p>16.980,94</text:p>
          </table:table-cell>
          <table:table-cell office:value-type="float" office:value="0" table:style-name="ce7">
            <text:p>0,00</text:p>
          </table:table-cell>
          <table:table-cell office:value-type="float" office:value="1204.18" table:style-name="ce7">
            <text:p>1.204,18</text:p>
          </table:table-cell>
          <table:table-cell office:value-type="float" office:value="28184.04" table:style-name="ce7">
            <text:p>28.184,04</text:p>
          </table:table-cell>
          <table:table-cell office:value-type="float" office:value="99253.21" table:style-name="ce7">
            <text:p>99.253,21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MARCELA CRISTINA OZORIO</text:p>
          </table:table-cell>
          <table:table-cell office:value-type="string" table:style-name="ce6">
            <text:p>PROMOTOR DE JUSTICA DE ENTRANCIA FINAL / SECRETARIO DE PLANEJAMENTO INSTITUCIONAL E<text:s/></text:p>
          </table:table-cell>
          <table:table-cell office:value-type="string" table:style-name="ce6">
            <text:p>15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7142.09" table:style-name="ce7">
            <text:p>7.142,09</text:p>
          </table:table-cell>
          <table:table-cell office:value-type="float" office:value="42852.55" table:style-name="ce7">
            <text:p>42.852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3517.73" table:style-name="ce7">
            <text:p>43.517,73</text:p>
          </table:table-cell>
          <table:table-cell office:value-type="float" office:value="129222.83" table:style-name="ce7">
            <text:p>129.222,83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75.560000000001" table:style-name="ce7">
            <text:p>18.075,56</text:p>
          </table:table-cell>
          <table:table-cell office:value-type="float" office:value="2403.2600000000002" table:style-name="ce7">
            <text:p>2.403,26</text:p>
          </table:table-cell>
          <table:table-cell office:value-type="float" office:value="31297.07" table:style-name="ce7">
            <text:p>31.297,07</text:p>
          </table:table-cell>
          <table:table-cell office:value-type="float" office:value="61774.81" table:style-name="ce7">
            <text:p>61.774,81</text:p>
          </table:table-cell>
          <table:table-cell office:value-type="float" office:value="67448.02" table:style-name="ce7">
            <text:p>67.448,02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MARCO AURELIO RIBEIRO</text:p>
          </table:table-cell>
          <table:table-cell office:value-type="string" table:style-name="ce6">
            <text:p>PROMOTOR DE JUSTICA DE ENTRANCIA FINAL / COORDENADOR DO SAJ-MPAC</text:p>
          </table:table-cell>
          <table:table-cell office:value-type="string" table:style-name="ce6">
            <text:p>8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3456.07" table:style-name="ce7">
            <text:p>63.456,07</text:p>
          </table:table-cell>
          <table:table-cell office:value-type="float" office:value="145590.13" table:style-name="ce7">
            <text:p>145.590,13</text:p>
          </table:table-cell>
          <table:table-cell office:value-type="float" office:value="9998.92" table:style-name="ce7">
            <text:p>9.998,92</text:p>
          </table:table-cell>
          <table:table-cell office:value-type="float" office:value="17599.96" table:style-name="ce7">
            <text:p>17.599,96</text:p>
          </table:table-cell>
          <table:table-cell office:value-type="float" office:value="0" table:style-name="ce7">
            <text:p>0,00</text:p>
          </table:table-cell>
          <table:table-cell office:value-type="float" office:value="28966.29" table:style-name="ce7">
            <text:p>28.966,29</text:p>
          </table:table-cell>
          <table:table-cell office:value-type="float" office:value="56565.17" table:style-name="ce7">
            <text:p>56.565,17</text:p>
          </table:table-cell>
          <table:table-cell office:value-type="float" office:value="89024.960000000006" table:style-name="ce7">
            <text:p>89.024,96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MARCOS ANTONIO GALIN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0654.46" table:style-name="ce7">
            <text:p>100.654,46</text:p>
          </table:table-cell>
          <table:table-cell office:value-type="float" office:value="9998.92" table:style-name="ce7">
            <text:p>9.998,92</text:p>
          </table:table-cell>
          <table:table-cell office:value-type="float" office:value="14808.3" table:style-name="ce7">
            <text:p>14.808,30</text:p>
          </table:table-cell>
          <table:table-cell office:value-type="float" office:value="0" table:style-name="ce7">
            <text:p>0,00</text:p>
          </table:table-cell>
          <table:table-cell office:value-type="float" office:value="25601.99" table:style-name="ce7">
            <text:p>25.601,99</text:p>
          </table:table-cell>
          <table:table-cell office:value-type="float" office:value="50409.21" table:style-name="ce7">
            <text:p>50.409,21</text:p>
          </table:table-cell>
          <table:table-cell office:value-type="float" office:value="50245.25" table:style-name="ce7">
            <text:p>50.245,2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MARIA FATIMA RIBEIRO TEIXEIRA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PROMOTORIA DE JUSTICA ESPECIALIZADA DE CONTROLE EXTERNO DA ATIVIDADE POLICI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066.49" table:style-name="ce7">
            <text:p>46.066,49</text:p>
          </table:table-cell>
          <table:table-cell office:value-type="float" office:value="0" table:style-name="ce7">
            <text:p>0,00</text:p>
          </table:table-cell>
          <table:table-cell office:value-type="float" office:value="14999.46" table:style-name="ce7">
            <text:p>14.999,46</text:p>
          </table:table-cell>
          <table:table-cell office:value-type="float" office:value="0" table:style-name="ce7">
            <text:p>0,00</text:p>
          </table:table-cell>
          <table:table-cell office:value-type="float" office:value="49195.69" table:style-name="ce7">
            <text:p>49.195,69</text:p>
          </table:table-cell>
          <table:table-cell office:value-type="float" office:value="151328.67000000001" table:style-name="ce7">
            <text:p>151.328,67</text:p>
          </table:table-cell>
          <table:table-cell office:value-type="float" office:value="9998.92" table:style-name="ce7">
            <text:p>9.998,92</text:p>
          </table:table-cell>
          <table:table-cell office:value-type="float" office:value="20816.939999999999" table:style-name="ce7">
            <text:p>20.816,94</text:p>
          </table:table-cell>
          <table:table-cell office:value-type="float" office:value="0" table:style-name="ce7">
            <text:p>0,00</text:p>
          </table:table-cell>
          <table:table-cell office:value-type="float" office:value="4919.68" table:style-name="ce7">
            <text:p>4.919,68</text:p>
          </table:table-cell>
          <table:table-cell office:value-type="float" office:value="35735.54" table:style-name="ce7">
            <text:p>35.735,54</text:p>
          </table:table-cell>
          <table:table-cell office:value-type="float" office:value="115593.13" table:style-name="ce7">
            <text:p>115.593,13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MARIANO JEORGE DE SOUSA MEL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53.089999999997" table:style-name="ce7">
            <text:p>37.853,0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499.2" table:style-name="ce7">
            <text:p>7.499,20</text:p>
          </table:table-cell>
          <table:table-cell office:value-type="float" office:value="48160.09" table:style-name="ce7">
            <text:p>48.160,09</text:p>
          </table:table-cell>
          <table:table-cell office:value-type="float" office:value="129222.84" table:style-name="ce7">
            <text:p>129.222,84</text:p>
          </table:table-cell>
          <table:table-cell office:value-type="float" office:value="9998.92" table:style-name="ce7">
            <text:p>9.998,92</text:p>
          </table:table-cell>
          <table:table-cell office:value-type="float" office:value="17668.36" table:style-name="ce7">
            <text:p>17.668,36</text:p>
          </table:table-cell>
          <table:table-cell office:value-type="float" office:value="0" table:style-name="ce7">
            <text:p>0,00</text:p>
          </table:table-cell>
          <table:table-cell office:value-type="float" office:value="7159.02" table:style-name="ce7">
            <text:p>7.159,02</text:p>
          </table:table-cell>
          <table:table-cell office:value-type="float" office:value="34826.300000000003" table:style-name="ce7">
            <text:p>34.826,30</text:p>
          </table:table-cell>
          <table:table-cell office:value-type="float" office:value="94396.54" table:style-name="ce7">
            <text:p>94.396,54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MERI CRISTINA AMARAL GONCALVES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3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6514.5" table:style-name="ce7">
            <text:p>46.514,50</text:p>
          </table:table-cell>
          <table:table-cell office:value-type="float" office:value="121694.42" table:style-name="ce7">
            <text:p>121.694,42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5801.58" table:style-name="ce7">
            <text:p>15.801,58</text:p>
          </table:table-cell>
          <table:table-cell office:value-type="float" office:value="0" table:style-name="ce7">
            <text:p>0,00</text:p>
          </table:table-cell>
          <table:table-cell office:value-type="float" office:value="8284.68" table:style-name="ce7">
            <text:p>8.284,68</text:p>
          </table:table-cell>
          <table:table-cell office:value-type="float" office:value="34611.440000000002" table:style-name="ce7">
            <text:p>34.611,44</text:p>
          </table:table-cell>
          <table:table-cell office:value-type="float" office:value="87082.98" table:style-name="ce7">
            <text:p>87.082,98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MYRNA TEIXEIRA MENDOZA</text:p>
          </table:table-cell>
          <table:table-cell office:value-type="string" table:style-name="ce6">
            <text:p>PROMOTOR DE JUSTICA DE ENTRANCIA FINAL / COORDENADOR DE GRUPO DE ATUAÇÃO ESPECIAL</text:p>
          </table:table-cell>
          <table:table-cell office:value-type="string" table:style-name="ce6">
            <text:p>1 PROM JUST ESP DE DEFESA DO PATRIM PUBLIC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066.49" table:style-name="ce7">
            <text:p>46.066,49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65063.040000000001" table:style-name="ce7">
            <text:p>65.063,04</text:p>
          </table:table-cell>
          <table:table-cell office:value-type="float" office:value="157196.01999999999" table:style-name="ce7">
            <text:p>157.196,02</text:p>
          </table:table-cell>
          <table:table-cell office:value-type="float" office:value="9998.92" table:style-name="ce7">
            <text:p>9.998,92</text:p>
          </table:table-cell>
          <table:table-cell office:value-type="float" office:value="20816.939999999999" table:style-name="ce7">
            <text:p>20.816,94</text:p>
          </table:table-cell>
          <table:table-cell office:value-type="float" office:value="0" table:style-name="ce7">
            <text:p>0,00</text:p>
          </table:table-cell>
          <table:table-cell office:value-type="float" office:value="20410.330000000002" table:style-name="ce7">
            <text:p>20.410,33</text:p>
          </table:table-cell>
          <table:table-cell office:value-type="float" office:value="51226.19" table:style-name="ce7">
            <text:p>51.226,19</text:p>
          </table:table-cell>
          <table:table-cell office:value-type="float" office:value="105969.83" table:style-name="ce7">
            <text:p>105.969,83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NELMA ARAUJO MELO DE SIQUEIRA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1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066.49" table:style-name="ce7">
            <text:p>46.066,49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21366.52" table:style-name="ce7">
            <text:p>121.366,52</text:p>
          </table:table-cell>
          <table:table-cell office:value-type="float" office:value="9998.92" table:style-name="ce7">
            <text:p>9.998,92</text:p>
          </table:table-cell>
          <table:table-cell office:value-type="float" office:value="20504.12" table:style-name="ce7">
            <text:p>20.504,12</text:p>
          </table:table-cell>
          <table:table-cell office:value-type="float" office:value="0" table:style-name="ce7">
            <text:p>0,00</text:p>
          </table:table-cell>
          <table:table-cell office:value-type="float" office:value="33339.93" table:style-name="ce7">
            <text:p>33.339,93</text:p>
          </table:table-cell>
          <table:table-cell office:value-type="float" office:value="63842.97" table:style-name="ce7">
            <text:p>63.842,97</text:p>
          </table:table-cell>
          <table:table-cell office:value-type="float" office:value="57523.55" table:style-name="ce7">
            <text:p>57.523,55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OCIMAR DA SILVA SALES JUNI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ESPEC DE DEFESA DA SAUD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6246.120000000003" table:style-name="ce7">
            <text:p>36.246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.66" table:style-name="ce7">
            <text:p>535,66</text:p>
          </table:table-cell>
          <table:table-cell office:value-type="float" office:value="47356.6" table:style-name="ce7">
            <text:p>47.356,60</text:p>
          </table:table-cell>
          <table:table-cell office:value-type="float" office:value="119848.84" table:style-name="ce7">
            <text:p>119.848,84</text:p>
          </table:table-cell>
          <table:table-cell office:value-type="float" office:value="9998.92" table:style-name="ce7">
            <text:p>9.998,92</text:p>
          </table:table-cell>
          <table:table-cell office:value-type="float" office:value="15207.2" table:style-name="ce7">
            <text:p>15.207,20</text:p>
          </table:table-cell>
          <table:table-cell office:value-type="float" office:value="0" table:style-name="ce7">
            <text:p>0,00</text:p>
          </table:table-cell>
          <table:table-cell office:value-type="float" office:value="31324.28" table:style-name="ce7">
            <text:p>31.324,28</text:p>
          </table:table-cell>
          <table:table-cell office:value-type="float" office:value="56530.400000000001" table:style-name="ce7">
            <text:p>56.530,40</text:p>
          </table:table-cell>
          <table:table-cell office:value-type="float" office:value="63318.44" table:style-name="ce7">
            <text:p>63.318,44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OSWALDO D ALBUQUERQUE LIMA NETO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4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518" table:style-name="ce7">
            <text:p>27.518,00</text:p>
          </table:table-cell>
          <table:table-cell office:value-type="float" office:value="102697.92" table:style-name="ce7">
            <text:p>102.697,92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6010.14" table:style-name="ce7">
            <text:p>16.010,14</text:p>
          </table:table-cell>
          <table:table-cell office:value-type="float" office:value="0" table:style-name="ce7">
            <text:p>0,00</text:p>
          </table:table-cell>
          <table:table-cell office:value-type="float" office:value="36891.9" table:style-name="ce7">
            <text:p>36.891,90</text:p>
          </table:table-cell>
          <table:table-cell office:value-type="float" office:value="63427.22" table:style-name="ce7">
            <text:p>63.427,22</text:p>
          </table:table-cell>
          <table:table-cell office:value-type="float" office:value="39270.699999999997" table:style-name="ce7">
            <text:p>39.270,70</text:p>
          </table:table-cell>
          <table:table-cell table:number-columns-repeated="16364"/>
        </table:table-row>
        <table:table-row table:style-name="ro6">
          <table:table-cell office:value-type="float" office:value="58456" table:style-name="ce5">
            <text:p>58456</text:p>
          </table:table-cell>
          <table:table-cell office:value-type="string" table:style-name="ce6">
            <text:p>PABLO LEONES MONTEIRO MACHAD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UMULATIVA DE MANCIO LIM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9827.820000000007" table:style-name="ce7">
            <text:p>69.827,82</text:p>
          </table:table-cell>
          <table:table-cell office:value-type="float" office:value="4706.7" table:style-name="ce7">
            <text:p>4.706,70</text:p>
          </table:table-cell>
          <table:table-cell office:value-type="float" office:value="11980.34" table:style-name="ce7">
            <text:p>11.980,34</text:p>
          </table:table-cell>
          <table:table-cell office:value-type="float" office:value="0" table:style-name="ce7">
            <text:p>0,00</text:p>
          </table:table-cell>
          <table:table-cell office:value-type="float" office:value="14697.32" table:style-name="ce7">
            <text:p>14.697,32</text:p>
          </table:table-cell>
          <table:table-cell office:value-type="float" office:value="31384.36" table:style-name="ce7">
            <text:p>31.384,36</text:p>
          </table:table-cell>
          <table:table-cell office:value-type="float" office:value="38443.46" table:style-name="ce7">
            <text:p>38.443,46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PATRICIA DE AMORIM REGO</text:p>
          </table:table-cell>
          <table:table-cell office:value-type="string" table:style-name="ce6">
            <text:p>PROCURADOR DE JUSTICA / COORDENADOR DO NATERA</text:p>
          </table:table-cell>
          <table:table-cell office:value-type="string" table:style-name="ce6">
            <text:p>3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43228.45" table:style-name="ce7">
            <text:p>43.228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047.990000000002" table:style-name="ce7">
            <text:p>20.047,99</text:p>
          </table:table-cell>
          <table:table-cell office:value-type="float" office:value="106504.89" table:style-name="ce7">
            <text:p>106.504,89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7930.84" table:style-name="ce7">
            <text:p>17.930,84</text:p>
          </table:table-cell>
          <table:table-cell office:value-type="float" office:value="3155.06" table:style-name="ce7">
            <text:p>3.155,06</text:p>
          </table:table-cell>
          <table:table-cell office:value-type="float" office:value="32305.49" table:style-name="ce7">
            <text:p>32.305,49</text:p>
          </table:table-cell>
          <table:table-cell office:value-type="float" office:value="63916.57" table:style-name="ce7">
            <text:p>63.916,57</text:p>
          </table:table-cell>
          <table:table-cell office:value-type="float" office:value="42588.32" table:style-name="ce7">
            <text:p>42.588,32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PATRICIA PAULA DOS SANTOS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OTORIA ESPEC DE DEFESA DA SAUD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0654.46" table:style-name="ce7">
            <text:p>100.654,46</text:p>
          </table:table-cell>
          <table:table-cell office:value-type="float" office:value="9998.92" table:style-name="ce7">
            <text:p>9.998,92</text:p>
          </table:table-cell>
          <table:table-cell office:value-type="float" office:value="12765.98" table:style-name="ce7">
            <text:p>12.765,98</text:p>
          </table:table-cell>
          <table:table-cell office:value-type="float" office:value="0" table:style-name="ce7">
            <text:p>0,00</text:p>
          </table:table-cell>
          <table:table-cell office:value-type="float" office:value="35206.480000000003" table:style-name="ce7">
            <text:p>35.206,48</text:p>
          </table:table-cell>
          <table:table-cell office:value-type="float" office:value="57971.38" table:style-name="ce7">
            <text:p>57.971,38</text:p>
          </table:table-cell>
          <table:table-cell office:value-type="float" office:value="42683.08" table:style-name="ce7">
            <text:p>42.683,08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PAULIANE MEZABARBA SANCHES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RIMINAL DE BRASILEIA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37317.42" table:style-name="ce7">
            <text:p>37.317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48.83" table:style-name="ce7">
            <text:p>248,83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3343.47" table:style-name="ce7">
            <text:p>103.343,47</text:p>
          </table:table-cell>
          <table:table-cell office:value-type="float" office:value="9530.64" table:style-name="ce7">
            <text:p>9.530,64</text:p>
          </table:table-cell>
          <table:table-cell office:value-type="float" office:value="15993.62" table:style-name="ce7">
            <text:p>15.993,62</text:p>
          </table:table-cell>
          <table:table-cell office:value-type="float" office:value="0" table:style-name="ce7">
            <text:p>0,00</text:p>
          </table:table-cell>
          <table:table-cell office:value-type="float" office:value="4438.92" table:style-name="ce7">
            <text:p>4.438,92</text:p>
          </table:table-cell>
          <table:table-cell office:value-type="float" office:value="29963.18" table:style-name="ce7">
            <text:p>29.963,18</text:p>
          </table:table-cell>
          <table:table-cell office:value-type="float" office:value="73380.289999999994" table:style-name="ce7">
            <text:p>73.380,29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RAFAEL MACIEL DA SILV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RIMINAL DE FEIJ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2499.73" table:style-name="ce7">
            <text:p>2.499,73</text:p>
          </table:table-cell>
          <table:table-cell office:value-type="float" office:value="38210.19" table:style-name="ce7">
            <text:p>38.210,1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5653.92" table:style-name="ce7">
            <text:p>105.653,92</text:p>
          </table:table-cell>
          <table:table-cell office:value-type="float" office:value="9998.92" table:style-name="ce7">
            <text:p>9.998,92</text:p>
          </table:table-cell>
          <table:table-cell office:value-type="float" office:value="16495.98" table:style-name="ce7">
            <text:p>16.495,98</text:p>
          </table:table-cell>
          <table:table-cell office:value-type="float" office:value="0" table:style-name="ce7">
            <text:p>0,00</text:p>
          </table:table-cell>
          <table:table-cell office:value-type="float" office:value="5735.66" table:style-name="ce7">
            <text:p>5.735,66</text:p>
          </table:table-cell>
          <table:table-cell office:value-type="float" office:value="32230.560000000001" table:style-name="ce7">
            <text:p>32.230,56</text:p>
          </table:table-cell>
          <table:table-cell office:value-type="float" office:value="73423.360000000001" table:style-name="ce7">
            <text:p>73.423,36</text:p>
          </table:table-cell>
          <table:table-cell table:number-columns-repeated="16364"/>
        </table:table-row>
        <table:table-row table:style-name="ro6">
          <table:table-cell office:value-type="float" office:value="58453" table:style-name="ce5">
            <text:p>58453</text:p>
          </table:table-cell>
          <table:table-cell office:value-type="string" table:style-name="ce6">
            <text:p>RENAN AUGUSTO GONCALVES BATISTA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XAPURI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9827.820000000007" table:style-name="ce7">
            <text:p>69.827,82</text:p>
          </table:table-cell>
          <table:table-cell office:value-type="float" office:value="4706.7" table:style-name="ce7">
            <text:p>4.706,70</text:p>
          </table:table-cell>
          <table:table-cell office:value-type="float" office:value="11980.34" table:style-name="ce7">
            <text:p>11.980,34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20393.34" table:style-name="ce7">
            <text:p>20.393,34</text:p>
          </table:table-cell>
          <table:table-cell office:value-type="float" office:value="49434.48" table:style-name="ce7">
            <text:p>49.434,48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RICARDO COELHO DE CARVALH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PROMOTORIA DE JUSTICA ESPECIALIZADA DE DEFESA DA EDUCACA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858.7" table:style-name="ce7">
            <text:p>17.858,70</text:p>
          </table:table-cell>
          <table:table-cell office:value-type="float" office:value="0" table:style-name="ce7">
            <text:p>0,00</text:p>
          </table:table-cell>
          <table:table-cell office:value-type="float" office:value="30333.84" table:style-name="ce7">
            <text:p>30.333,84</text:p>
          </table:table-cell>
          <table:table-cell office:value-type="float" office:value="58191.46" table:style-name="ce7">
            <text:p>58.191,46</text:p>
          </table:table-cell>
          <table:table-cell office:value-type="float" office:value="53176.14" table:style-name="ce7">
            <text:p>53.176,14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RITA DE CASSIA NOGUEIRA LIMA</text:p>
          </table:table-cell>
          <table:table-cell office:value-type="string" table:style-name="ce6">
            <text:p>PROCURADOR DE JUSTICA / PROCURADOR GERAL-ADJUNTO PARA ASSUNTO ADMINISTRATIVOS E<text:s/></text:p>
          </table:table-cell>
          <table:table-cell office:value-type="string" table:style-name="ce6">
            <text:p>PROCURADORIA GERAL ADJUNTA PARA ASSUNTOS ADMINISTRATIVOS E INSTITUCIONAIS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50370.54" table:style-name="ce7">
            <text:p>50.370,54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26000" table:style-name="ce7">
            <text:p>26.000,00</text:p>
          </table:table-cell>
          <table:table-cell office:value-type="float" office:value="56559.8" table:style-name="ce7">
            <text:p>56.559,80</text:p>
          </table:table-cell>
          <table:table-cell office:value-type="float" office:value="183300.88" table:style-name="ce7">
            <text:p>183.300,88</text:p>
          </table:table-cell>
          <table:table-cell office:value-type="float" office:value="14165.18" table:style-name="ce7">
            <text:p>14.165,18</text:p>
          </table:table-cell>
          <table:table-cell office:value-type="float" office:value="26402.12" table:style-name="ce7">
            <text:p>26.402,12</text:p>
          </table:table-cell>
          <table:table-cell office:value-type="float" office:value="6914.06" table:style-name="ce7">
            <text:p>6.914,06</text:p>
          </table:table-cell>
          <table:table-cell office:value-type="float" office:value="7737.74" table:style-name="ce7">
            <text:p>7.737,74</text:p>
          </table:table-cell>
          <table:table-cell office:value-type="float" office:value="55219.1" table:style-name="ce7">
            <text:p>55.219,10</text:p>
          </table:table-cell>
          <table:table-cell office:value-type="float" office:value="128081.78" table:style-name="ce7">
            <text:p>128.081,78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RODRIGO CURTI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ESPECIALIZADA <text:s/>DE TUTELA DO DIREITO DIFUSO A SEGURANCA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858.7" table:style-name="ce7">
            <text:p>17.858,70</text:p>
          </table:table-cell>
          <table:table-cell office:value-type="float" office:value="0" table:style-name="ce7">
            <text:p>0,00</text:p>
          </table:table-cell>
          <table:table-cell office:value-type="float" office:value="23982.6" table:style-name="ce7">
            <text:p>23.982,60</text:p>
          </table:table-cell>
          <table:table-cell office:value-type="float" office:value="51840.22" table:style-name="ce7">
            <text:p>51.840,22</text:p>
          </table:table-cell>
          <table:table-cell office:value-type="float" office:value="59527.38" table:style-name="ce7">
            <text:p>59.527,38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RODRIGO FONTOURA DE CARVALHO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39281.51" table:style-name="ce7">
            <text:p>39.281,5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7796.56" table:style-name="ce7">
            <text:p>107.796,56</text:p>
          </table:table-cell>
          <table:table-cell office:value-type="float" office:value="9998.92" table:style-name="ce7">
            <text:p>9.998,92</text:p>
          </table:table-cell>
          <table:table-cell office:value-type="float" office:value="17085.2" table:style-name="ce7">
            <text:p>17.085,20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31190.83" table:style-name="ce7">
            <text:p>31.190,83</text:p>
          </table:table-cell>
          <table:table-cell office:value-type="float" office:value="76605.73" table:style-name="ce7">
            <text:p>76.605,73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ROGERIO VOLTOLINI MUNOZ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7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962.96" table:style-name="ce7">
            <text:p>17.962,96</text:p>
          </table:table-cell>
          <table:table-cell office:value-type="float" office:value="0" table:style-name="ce7">
            <text:p>0,00</text:p>
          </table:table-cell>
          <table:table-cell office:value-type="float" office:value="9391.0300000000007" table:style-name="ce7">
            <text:p>9.391,03</text:p>
          </table:table-cell>
          <table:table-cell office:value-type="float" office:value="37352.910000000003" table:style-name="ce7">
            <text:p>37.352,91</text:p>
          </table:table-cell>
          <table:table-cell office:value-type="float" office:value="74014.69" table:style-name="ce7">
            <text:p>74.014,69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ROMEU CORDEIRO BARBOSA FILHO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9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066.49" table:style-name="ce7">
            <text:p>46.066,49</text:p>
          </table:table-cell>
          <table:table-cell office:value-type="float" office:value="0" table:style-name="ce7">
            <text:p>0,00</text:p>
          </table:table-cell>
          <table:table-cell office:value-type="float" office:value="6690.53" table:style-name="ce7">
            <text:p>6.690,53</text:p>
          </table:table-cell>
          <table:table-cell office:value-type="float" office:value="0" table:style-name="ce7">
            <text:p>0,00</text:p>
          </table:table-cell>
          <table:table-cell office:value-type="float" office:value="52266.79" table:style-name="ce7">
            <text:p>52.266,79</text:p>
          </table:table-cell>
          <table:table-cell office:value-type="float" office:value="146090.84" table:style-name="ce7">
            <text:p>146.090,84</text:p>
          </table:table-cell>
          <table:table-cell office:value-type="float" office:value="9998.92" table:style-name="ce7">
            <text:p>9.998,92</text:p>
          </table:table-cell>
          <table:table-cell office:value-type="float" office:value="20712.68" table:style-name="ce7">
            <text:p>20.712,68</text:p>
          </table:table-cell>
          <table:table-cell office:value-type="float" office:value="0" table:style-name="ce7">
            <text:p>0,00</text:p>
          </table:table-cell>
          <table:table-cell office:value-type="float" office:value="5717.19" table:style-name="ce7">
            <text:p>5.717,19</text:p>
          </table:table-cell>
          <table:table-cell office:value-type="float" office:value="36428.79" table:style-name="ce7">
            <text:p>36.428,79</text:p>
          </table:table-cell>
          <table:table-cell office:value-type="float" office:value="109662.05" table:style-name="ce7">
            <text:p>109.662,05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SAMMY BARBOSA LOPES</text:p>
          </table:table-cell>
          <table:table-cell office:value-type="string" table:style-name="ce6">
            <text:p>PROCURADOR DE JUSTICA / COORDENADOR DE GRUPO DE ATUAÇÃO ESPECIAL</text:p>
          </table:table-cell>
          <table:table-cell office:value-type="string" table:style-name="ce6">
            <text:p>6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45107.95" table:style-name="ce7">
            <text:p>45.107,9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2601.97" table:style-name="ce7">
            <text:p>52.601,97</text:p>
          </table:table-cell>
          <table:table-cell office:value-type="float" office:value="142817.87" table:style-name="ce7">
            <text:p>142.817,87</text:p>
          </table:table-cell>
          <table:table-cell office:value-type="float" office:value="10525.18" table:style-name="ce7">
            <text:p>10.525,18</text:p>
          </table:table-cell>
          <table:table-cell office:value-type="float" office:value="18139.38" table:style-name="ce7">
            <text:p>18.139,38</text:p>
          </table:table-cell>
          <table:table-cell office:value-type="float" office:value="6914.06" table:style-name="ce7">
            <text:p>6.914,06</text:p>
          </table:table-cell>
          <table:table-cell office:value-type="float" office:value="5956.6" table:style-name="ce7">
            <text:p>5.956,60</text:p>
          </table:table-cell>
          <table:table-cell office:value-type="float" office:value="41535.22" table:style-name="ce7">
            <text:p>41.535,22</text:p>
          </table:table-cell>
          <table:table-cell office:value-type="float" office:value="101282.65" table:style-name="ce7">
            <text:p>101.282,65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SAMOEL MARTINS EVANGELISTA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CURAD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1400" table:style-name="ce7">
            <text:p>1.400,00</text:p>
          </table:table-cell>
          <table:table-cell office:value-type="float" office:value="1480.04" table:style-name="ce7">
            <text:p>1.480,0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80.04" table:style-name="ce7">
            <text:p>2.880,04</text:p>
          </table:table-cell>
          <table:table-cell office:value-type="float" office:value="7119.96" table:style-name="ce7">
            <text:p>7.119,9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SIBERMAN MADEIRA DE HOLANDA FILH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4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00654.46" table:style-name="ce7">
            <text:p>100.654,46</text:p>
          </table:table-cell>
          <table:table-cell office:value-type="float" office:value="9998.92" table:style-name="ce7">
            <text:p>9.998,92</text:p>
          </table:table-cell>
          <table:table-cell office:value-type="float" office:value="14912.58" table:style-name="ce7">
            <text:p>14.912,58</text:p>
          </table:table-cell>
          <table:table-cell office:value-type="float" office:value="0" table:style-name="ce7">
            <text:p>0,00</text:p>
          </table:table-cell>
          <table:table-cell office:value-type="float" office:value="6101.45" table:style-name="ce7">
            <text:p>6.101,45</text:p>
          </table:table-cell>
          <table:table-cell office:value-type="float" office:value="31012.95" table:style-name="ce7">
            <text:p>31.012,95</text:p>
          </table:table-cell>
          <table:table-cell office:value-type="float" office:value="69641.509999999995" table:style-name="ce7">
            <text:p>69.641,51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TALES FONSECA TRANIN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4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29453.11" table:style-name="ce7">
            <text:p>29.453,11</text:p>
          </table:table-cell>
          <table:table-cell office:value-type="float" office:value="111587.17" table:style-name="ce7">
            <text:p>111.587,17</text:p>
          </table:table-cell>
          <table:table-cell office:value-type="float" office:value="9998.92" table:style-name="ce7">
            <text:p>9.998,92</text:p>
          </table:table-cell>
          <table:table-cell office:value-type="float" office:value="17962.96" table:style-name="ce7">
            <text:p>17.962,96</text:p>
          </table:table-cell>
          <table:table-cell office:value-type="float" office:value="0" table:style-name="ce7">
            <text:p>0,00</text:p>
          </table:table-cell>
          <table:table-cell office:value-type="float" office:value="22998.11" table:style-name="ce7">
            <text:p>22.998,11</text:p>
          </table:table-cell>
          <table:table-cell office:value-type="float" office:value="50959.99" table:style-name="ce7">
            <text:p>50.959,99</text:p>
          </table:table-cell>
          <table:table-cell office:value-type="float" office:value="60627.18" table:style-name="ce7">
            <text:p>60.627,18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TEOTONIO RODRIGUES SOARES JUNIOR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5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7858.7" table:style-name="ce7">
            <text:p>17.858,70</text:p>
          </table:table-cell>
          <table:table-cell office:value-type="float" office:value="0" table:style-name="ce7">
            <text:p>0,00</text:p>
          </table:table-cell>
          <table:table-cell office:value-type="float" office:value="5652.19" table:style-name="ce7">
            <text:p>5.652,19</text:p>
          </table:table-cell>
          <table:table-cell office:value-type="float" office:value="33509.81" table:style-name="ce7">
            <text:p>33.509,81</text:p>
          </table:table-cell>
          <table:table-cell office:value-type="float" office:value="77857.789999999994" table:style-name="ce7">
            <text:p>77.857,79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THALLES FERREIRA COSTA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OTORIA DE JUSTICA CRIMINA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39281.51" table:style-name="ce7">
            <text:p>39.281,5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874.39" table:style-name="ce7">
            <text:p>48.874,39</text:p>
          </table:table-cell>
          <table:table-cell office:value-type="float" office:value="127437.41" table:style-name="ce7">
            <text:p>127.437,41</text:p>
          </table:table-cell>
          <table:table-cell office:value-type="float" office:value="9998.92" table:style-name="ce7">
            <text:p>9.998,92</text:p>
          </table:table-cell>
          <table:table-cell office:value-type="float" office:value="17085.2" table:style-name="ce7">
            <text:p>17.085,20</text:p>
          </table:table-cell>
          <table:table-cell office:value-type="float" office:value="0" table:style-name="ce7">
            <text:p>0,00</text:p>
          </table:table-cell>
          <table:table-cell office:value-type="float" office:value="15708.86" table:style-name="ce7">
            <text:p>15.708,86</text:p>
          </table:table-cell>
          <table:table-cell office:value-type="float" office:value="42792.98" table:style-name="ce7">
            <text:p>42.792,98</text:p>
          </table:table-cell>
          <table:table-cell office:value-type="float" office:value="84644.43" table:style-name="ce7">
            <text:p>84.644,43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THIAGO MARQUES SALOMAO</text:p>
          </table:table-cell>
          <table:table-cell office:value-type="string" table:style-name="ce6">
            <text:p>PROMOTOR DE JUSTICA DE ENTRANCIA INICIAL / PROMOTOR DE JUSTICA DE ENTRANCIA INICIAL</text:p>
          </table:table-cell>
          <table:table-cell office:value-type="string" table:style-name="ce6">
            <text:p>PROMOTORIA DE JUSTICA CRIMINAL DE XAPURI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2374.75" table:style-name="ce7">
            <text:p>2.374,75</text:p>
          </table:table-cell>
          <table:table-cell office:value-type="float" office:value="36299.68" table:style-name="ce7">
            <text:p>36.299,6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59.8" table:style-name="ce7">
            <text:p>28.459,80</text:p>
          </table:table-cell>
          <table:table-cell office:value-type="float" office:value="101059.16" table:style-name="ce7">
            <text:p>101.059,16</text:p>
          </table:table-cell>
          <table:table-cell office:value-type="float" office:value="9498.98" table:style-name="ce7">
            <text:p>9.498,98</text:p>
          </table:table-cell>
          <table:table-cell office:value-type="float" office:value="15374.14" table:style-name="ce7">
            <text:p>15.374,14</text:p>
          </table:table-cell>
          <table:table-cell office:value-type="float" office:value="0" table:style-name="ce7">
            <text:p>0,00</text:p>
          </table:table-cell>
          <table:table-cell office:value-type="float" office:value="4201.3599999999997" table:style-name="ce7">
            <text:p>4.201,36</text:p>
          </table:table-cell>
          <table:table-cell office:value-type="float" office:value="29074.48" table:style-name="ce7">
            <text:p>29.074,48</text:p>
          </table:table-cell>
          <table:table-cell office:value-type="float" office:value="71984.679999999993" table:style-name="ce7">
            <text:p>71.984,68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UBIRAJARA BRAGA DE ALBUQUERQUE</text:p>
          </table:table-cell>
          <table:table-cell office:value-type="string" table:style-name="ce6">
            <text:p>PROCURADOR DE JUSTICA / OUVIDOR-GERAL</text:p>
          </table:table-cell>
          <table:table-cell office:value-type="string" table:style-name="ce6">
            <text:p>1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2437.5" table:style-name="ce7">
            <text:p>2.437,50</text:p>
          </table:table-cell>
          <table:table-cell office:value-type="float" office:value="7517.99" table:style-name="ce7">
            <text:p>7.517,99</text:p>
          </table:table-cell>
          <table:table-cell office:value-type="float" office:value="53149.29" table:style-name="ce7">
            <text:p>53.149,29</text:p>
          </table:table-cell>
          <table:table-cell office:value-type="float" office:value="0" table:style-name="ce7">
            <text:p>0,00</text:p>
          </table:table-cell>
          <table:table-cell office:value-type="float" office:value="5603.84" table:style-name="ce7">
            <text:p>5.603,84</text:p>
          </table:table-cell>
          <table:table-cell office:value-type="float" office:value="0" table:style-name="ce7">
            <text:p>0,00</text:p>
          </table:table-cell>
          <table:table-cell office:value-type="float" office:value="71622.63" table:style-name="ce7">
            <text:p>71.622,63</text:p>
          </table:table-cell>
          <table:table-cell office:value-type="float" office:value="177921.21" table:style-name="ce7">
            <text:p>177.921,21</text:p>
          </table:table-cell>
          <table:table-cell office:value-type="float" office:value="11207.68" table:style-name="ce7">
            <text:p>11.207,68</text:p>
          </table:table-cell>
          <table:table-cell office:value-type="float" office:value="15450.8" table:style-name="ce7">
            <text:p>15.450,80</text:p>
          </table:table-cell>
          <table:table-cell office:value-type="float" office:value="11789.06" table:style-name="ce7">
            <text:p>11.789,06</text:p>
          </table:table-cell>
          <table:table-cell office:value-type="float" office:value="31639.48" table:style-name="ce7">
            <text:p>31.639,48</text:p>
          </table:table-cell>
          <table:table-cell office:value-type="float" office:value="70087.02" table:style-name="ce7">
            <text:p>70.087,02</text:p>
          </table:table-cell>
          <table:table-cell office:value-type="float" office:value="107834.19" table:style-name="ce7">
            <text:p>107.834,19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VANDERLEI BATISTA CERQUEIRA</text:p>
          </table:table-cell>
          <table:table-cell office:value-type="string" table:style-name="ce6">
            <text:p>PROMOTOR DE JUSTICA DE ENTRANCIA INICIAL / PROMOTOR DE JUSTICA DE ENTRANCIA INICIAL</text:p>
          </table:table-cell>
          <table:table-cell office:value-type="string" table:style-name="ce6">
            <text:p>PROMOTORIA DE JUSTICA CUMULATIVA DE CAPIXABA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4103.480000000003" table:style-name="ce7">
            <text:p>34.103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8.55" table:style-name="ce7">
            <text:p>178,55</text:p>
          </table:table-cell>
          <table:table-cell office:value-type="float" office:value="45511.54" table:style-name="ce7">
            <text:p>45.511,54</text:p>
          </table:table-cell>
          <table:table-cell office:value-type="float" office:value="113718.5" table:style-name="ce7">
            <text:p>113.718,50</text:p>
          </table:table-cell>
          <table:table-cell office:value-type="float" office:value="9498.98" table:style-name="ce7">
            <text:p>9.498,98</text:p>
          </table:table-cell>
          <table:table-cell office:value-type="float" office:value="14166.22" table:style-name="ce7">
            <text:p>14.166,22</text:p>
          </table:table-cell>
          <table:table-cell office:value-type="float" office:value="0" table:style-name="ce7">
            <text:p>0,00</text:p>
          </table:table-cell>
          <table:table-cell office:value-type="float" office:value="6284.4" table:style-name="ce7">
            <text:p>6.284,40</text:p>
          </table:table-cell>
          <table:table-cell office:value-type="float" office:value="29949.599999999999" table:style-name="ce7">
            <text:p>29.949,60</text:p>
          </table:table-cell>
          <table:table-cell office:value-type="float" office:value="83768.899999999994" table:style-name="ce7">
            <text:p>83.768,90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VANESSA DE MACEDO MUNIZ</text:p>
          </table:table-cell>
          <table:table-cell office:value-type="string" table:style-name="ce6">
            <text:p>PROMOTOR DE JUSTICA DE ENTRANCIA FINAL / COORDENADOR DO NATECA</text:p>
          </table:table-cell>
          <table:table-cell office:value-type="string" table:style-name="ce6">
            <text:p>PROMOTORIA <text:s/>DE JUSTICA <text:s/>ESPECIALIZADA DE EXECUCAO DE MEDIDAS SOCIOEDUCATIVAS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709.919999999998" table:style-name="ce7">
            <text:p>40.709,9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49588.52" table:style-name="ce7">
            <text:p>49.588,52</text:p>
          </table:table-cell>
          <table:table-cell office:value-type="float" office:value="131008.36" table:style-name="ce7">
            <text:p>131.008,36</text:p>
          </table:table-cell>
          <table:table-cell office:value-type="float" office:value="9998.92" table:style-name="ce7">
            <text:p>9.998,92</text:p>
          </table:table-cell>
          <table:table-cell office:value-type="float" office:value="17662.28" table:style-name="ce7">
            <text:p>17.662,28</text:p>
          </table:table-cell>
          <table:table-cell office:value-type="float" office:value="0" table:style-name="ce7">
            <text:p>0,00</text:p>
          </table:table-cell>
          <table:table-cell office:value-type="float" office:value="4712.6400000000003" table:style-name="ce7">
            <text:p>4.712,64</text:p>
          </table:table-cell>
          <table:table-cell office:value-type="float" office:value="32373.84" table:style-name="ce7">
            <text:p>32.373,84</text:p>
          </table:table-cell>
          <table:table-cell office:value-type="float" office:value="98634.52" table:style-name="ce7">
            <text:p>98.634,52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VINICIUS MENANDRO EVANGELISTA DE SOUZ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ESPECIALIZADA DE DEFESA DOS DIREITOS DA PESSOA IDOSA E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88750.97" table:style-name="ce7">
            <text:p>88.750,97</text:p>
          </table:table-cell>
          <table:table-cell office:value-type="float" office:value="9998.92" table:style-name="ce7">
            <text:p>9.998,92</text:p>
          </table:table-cell>
          <table:table-cell office:value-type="float" office:value="10984.42" table:style-name="ce7">
            <text:p>10.984,42</text:p>
          </table:table-cell>
          <table:table-cell office:value-type="float" office:value="0" table:style-name="ce7">
            <text:p>0,00</text:p>
          </table:table-cell>
          <table:table-cell office:value-type="float" office:value="44981.2" table:style-name="ce7">
            <text:p>44.981,20</text:p>
          </table:table-cell>
          <table:table-cell office:value-type="float" office:value="65964.539999999994" table:style-name="ce7">
            <text:p>65.964,54</text:p>
          </table:table-cell>
          <table:table-cell office:value-type="float" office:value="22786.43" table:style-name="ce7">
            <text:p>22.786,43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WALDIRENE OLIVEIRA DA CRUZ LIMA CORDEIRO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MOT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4400" table:style-name="ce7">
            <text:p>44.400,00</text:p>
          </table:table-cell>
          <table:table-cell office:value-type="float" office:value="44400" table:style-name="ce7">
            <text:p>44.40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4400" table:style-name="ce7">
            <text:p>44.400,00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WALTER TEIXEIRA FILH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33.54" table:style-name="ce7">
            <text:p>29.233,54</text:p>
          </table:table-cell>
          <table:table-cell office:value-type="float" office:value="111367.6" table:style-name="ce7">
            <text:p>111.367,60</text:p>
          </table:table-cell>
          <table:table-cell office:value-type="float" office:value="9998.92" table:style-name="ce7">
            <text:p>9.998,92</text:p>
          </table:table-cell>
          <table:table-cell office:value-type="float" office:value="18067.240000000002" table:style-name="ce7">
            <text:p>18.067,24</text:p>
          </table:table-cell>
          <table:table-cell office:value-type="float" office:value="0" table:style-name="ce7">
            <text:p>0,00</text:p>
          </table:table-cell>
          <table:table-cell office:value-type="float" office:value="27033.95" table:style-name="ce7">
            <text:p>27.033,95</text:p>
          </table:table-cell>
          <table:table-cell office:value-type="float" office:value="55100.11" table:style-name="ce7">
            <text:p>55.100,11</text:p>
          </table:table-cell>
          <table:table-cell office:value-type="float" office:value="56267.49" table:style-name="ce7">
            <text:p>56.267,49</text:p>
          </table:table-cell>
          <table:table-cell table:number-columns-repeated="16364"/>
        </table:table-row>
        <table:table-row table:style-name="ro6">
          <table:table-cell office:value-type="float" office:value="58462" table:style-name="ce5">
            <text:p>58462</text:p>
          </table:table-cell>
          <table:table-cell office:value-type="string" table:style-name="ce6">
            <text:p>WASHINGTON GUEDES PEQUEN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9827.820000000007" table:style-name="ce7">
            <text:p>69.827,82</text:p>
          </table:table-cell>
          <table:table-cell office:value-type="float" office:value="4706.7" table:style-name="ce7">
            <text:p>4.706,70</text:p>
          </table:table-cell>
          <table:table-cell office:value-type="float" office:value="11980.34" table:style-name="ce7">
            <text:p>11.980,34</text:p>
          </table:table-cell>
          <table:table-cell office:value-type="float" office:value="0" table:style-name="ce7">
            <text:p>0,00</text:p>
          </table:table-cell>
          <table:table-cell office:value-type="float" office:value="14147.88" table:style-name="ce7">
            <text:p>14.147,88</text:p>
          </table:table-cell>
          <table:table-cell office:value-type="float" office:value="30834.92" table:style-name="ce7">
            <text:p>30.834,92</text:p>
          </table:table-cell>
          <table:table-cell office:value-type="float" office:value="38992.9" table:style-name="ce7">
            <text:p>38.992,90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WASHINGTON NILTON MEDEIROS MOREIRA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CORREGEDORIA GER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67.06" table:style-name="ce7">
            <text:p>49.767,06</text:p>
          </table:table-cell>
          <table:table-cell office:value-type="float" office:value="131901.12" table:style-name="ce7">
            <text:p>131.901,12</text:p>
          </table:table-cell>
          <table:table-cell office:value-type="float" office:value="9998.92" table:style-name="ce7">
            <text:p>9.998,92</text:p>
          </table:table-cell>
          <table:table-cell office:value-type="float" office:value="17650.14" table:style-name="ce7">
            <text:p>17.650,14</text:p>
          </table:table-cell>
          <table:table-cell office:value-type="float" office:value="0" table:style-name="ce7">
            <text:p>0,00</text:p>
          </table:table-cell>
          <table:table-cell office:value-type="float" office:value="6020.7" table:style-name="ce7">
            <text:p>6.020,70</text:p>
          </table:table-cell>
          <table:table-cell office:value-type="float" office:value="33669.760000000002" table:style-name="ce7">
            <text:p>33.669,76</text:p>
          </table:table-cell>
          <table:table-cell office:value-type="float" office:value="98231.360000000001" table:style-name="ce7">
            <text:p>98.231,36</text:p>
          </table:table-cell>
          <table:table-cell table:number-columns-repeated="16364"/>
        </table:table-row>
        <table:table-row table:style-name="ro6">
          <table:table-cell office:value-type="float" office:value="58459" table:style-name="ce5">
            <text:p>58459</text:p>
          </table:table-cell>
          <table:table-cell office:value-type="string" table:style-name="ce6">
            <text:p>WENDELSON MENDONCA DA CUNHA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UMULATIVA DE MANOEL URBANO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16651.490000000002" table:style-name="ce7">
            <text:p>16.651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24.77" table:style-name="ce7">
            <text:p>17.724,77</text:p>
          </table:table-cell>
          <table:table-cell office:value-type="float" office:value="69827.820000000007" table:style-name="ce7">
            <text:p>69.827,82</text:p>
          </table:table-cell>
          <table:table-cell office:value-type="float" office:value="4706.7" table:style-name="ce7">
            <text:p>4.706,70</text:p>
          </table:table-cell>
          <table:table-cell office:value-type="float" office:value="11667.52" table:style-name="ce7">
            <text:p>11.667,52</text:p>
          </table:table-cell>
          <table:table-cell office:value-type="float" office:value="0" table:style-name="ce7">
            <text:p>0,00</text:p>
          </table:table-cell>
          <table:table-cell office:value-type="float" office:value="5499.35" table:style-name="ce7">
            <text:p>5.499,35</text:p>
          </table:table-cell>
          <table:table-cell office:value-type="float" office:value="21873.57" table:style-name="ce7">
            <text:p>21.873,57</text:p>
          </table:table-cell>
          <table:table-cell office:value-type="float" office:value="47954.25" table:style-name="ce7">
            <text:p>47.954,25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WENDY TAKAO HAMAN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6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1067.03" table:style-name="ce7">
            <text:p>41.067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67.06" table:style-name="ce7">
            <text:p>49.767,06</text:p>
          </table:table-cell>
          <table:table-cell office:value-type="float" office:value="131901.12" table:style-name="ce7">
            <text:p>131.901,12</text:p>
          </table:table-cell>
          <table:table-cell office:value-type="float" office:value="9998.92" table:style-name="ce7">
            <text:p>9.998,92</text:p>
          </table:table-cell>
          <table:table-cell office:value-type="float" office:value="17858.7" table:style-name="ce7">
            <text:p>17.858,70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31964.33" table:style-name="ce7">
            <text:p>31.964,33</text:p>
          </table:table-cell>
          <table:table-cell office:value-type="float" office:value="99936.79" table:style-name="ce7">
            <text:p>99.936,79</text:p>
          </table:table-cell>
          <table:table-cell table:number-columns-repeated="16364"/>
        </table:table-row>
        <table:table-row table:style-name="ro7">
          <table:table-cell office:value-type="string" table:style-name="ce8">
            <text:p>Total Geral</text:p>
          </table:table-cell>
          <table:table-cell office:value-type="float" office:value="91" table:style-name="ce9">
            <text:p>91</text:p>
          </table:table-cell>
          <table:table-cell table:number-columns-repeated="3" table:style-name="ce10"/>
          <table:table-cell office:value-type="float" office:value="3120102.74" table:style-name="ce11">
            <text:p>3.120.102,74</text:p>
          </table:table-cell>
          <table:table-cell office:value-type="float" office:value="6849.6" table:style-name="ce11">
            <text:p>6.849,60</text:p>
          </table:table-cell>
          <table:table-cell office:value-type="float" office:value="301367.15000000002" table:style-name="ce11">
            <text:p>301.367,15</text:p>
          </table:table-cell>
          <table:table-cell office:value-type="float" office:value="3336419.1" table:style-name="ce11">
            <text:p>3.336.419,10</text:p>
          </table:table-cell>
          <table:table-cell office:value-type="float" office:value="127515.35" table:style-name="ce11">
            <text:p>127.515,35</text:p>
          </table:table-cell>
          <table:table-cell office:value-type="float" office:value="79484.91" table:style-name="ce11">
            <text:p>79.484,91</text:p>
          </table:table-cell>
          <table:table-cell office:value-type="float" office:value="159771.81" table:style-name="ce11">
            <text:p>159.771,81</text:p>
          </table:table-cell>
          <table:table-cell office:value-type="float" office:value="3130425.52" table:style-name="ce11">
            <text:p>3.130.425,52</text:p>
          </table:table-cell>
          <table:table-cell office:value-type="float" office:value="10261936.050000001" table:style-name="ce11">
            <text:p>10.261.936,05</text:p>
          </table:table-cell>
          <table:table-cell office:value-type="float" office:value="843811.52" table:style-name="ce11">
            <text:p>843.811,52</text:p>
          </table:table-cell>
          <table:table-cell office:value-type="float" office:value="1499994.47" table:style-name="ce11">
            <text:p>1.499.994,47</text:p>
          </table:table-cell>
          <table:table-cell office:value-type="float" office:value="87313.71" table:style-name="ce11">
            <text:p>87.313,71</text:p>
          </table:table-cell>
          <table:table-cell office:value-type="float" office:value="1483340.63" table:style-name="ce11">
            <text:p>1.483.340,63</text:p>
          </table:table-cell>
          <table:table-cell office:value-type="float" office:value="3914460.33" table:style-name="ce11">
            <text:p>3.914.460,33</text:p>
          </table:table-cell>
          <table:table-cell office:value-type="float" office:value="6347475.7199999997" table:style-name="ce11">
            <text:p>6.347.475,72</text:p>
          </table:table-cell>
          <table:table-cell table:number-columns-repeated="16364"/>
        </table:table-row>
        <table:table-row table:style-name="ro8">
          <table:table-cell office:value-type="string" table:style-name="ce12">
            <text:p>Data da última atualização:</text:p>
          </table:table-cell>
          <table:table-cell office:value-type="string" table:number-columns-spanned="19" table:number-rows-spanned="1" table:style-name="ce19">
            <text:p>Dezembro de 2023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20">
            <text:p>(1) Remuneração do cargo efetivo - Vencimento, GAMPU, V.P.I, Adicionais de Qualificação, G.A.E e G.A.S, além de outras desta natureza.</text:p>
            <text:p>(2) V.P.N.I., Adicional por tempo de serviço, quintos, décimos e vantagens decorrentes de sentença judicial ou extensão administrativa.</text:p>
            <text:p>(3) Rubricas que representam a retribuição paga pelo exercício de função (servidor efetivo) ou remuneração de cargo em comissão (servidor sem vínculo ou requisitado).</text:p>
            <text:p>(4) Parcelas da Gratificação Natalina (13º) pagas no mês corrente, ou no caso de vacância ou exoneração do servidor.</text:p>
            <text:p>(5) Adicional correspondente a 1/3 (um terço) da remuneração, pago ao servidor por ocasião das férias.</text:p>
            <text:p>(6) Valor equivalente ao da contribuição previdenciária, devido ao funcionário público que esteja em condição de aposentar-se, mas que optou por continuar em atividade (instituído pela Emenda Constitucional nº 41, de 16 de dezembro de 2003).</text:p>
            <text:p>(7) Valor total (somatório) das remunerações temporárias ou eventuais discriminadas na Tabela III.</text:p>
            <text:p>(8) Valor total (somatório) das verbas indenizatórias discriminadas na Tabela III.</text:p>
            <text:p>(9) Total dos rendimentos brutos pagos no mês.</text:p>
            <text:p>(10) Contribuição Previdenciária Oficial (Plano de Seguridade Social do Servidor Público e Regime Geral de Previdência Social).</text:p>
            <text:p>(11) Imposto de Renda Retido na Fonte.</text:p>
            <text:p>(12) Valor deduzido da remuneração básica bruta, quando esta ultrapassa o teto constitucional, nos termos da legislação correspondente.</text:p>
            <text:p>(12.1) Outros.</text:p>
            <text:p>(13) Total dos descontos efetuados no mês.</text:p>
            <text:p>(14) Rendimento líquido após os descontos referidos nos itens anteriores.</text:p>
          </table:table-cell>
          <table:covered-table-cell table:number-columns-repeated="19"/>
          <table:table-cell table:number-columns-repeated="16364"/>
        </table:table-row>
        <table:table-row table:number-rows-repeated="1048476" table:style-name="ro10">
          <table:table-cell table:number-columns-repeated="16384"/>
        </table:table-row>
      </table:table>
      <table:database-ranges>
        <table:database-range table:target-range-address="membrosAtivos.A4:membrosAtivos.T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4-01-09T15:42:30Z</meta:creation-date>
    <dc:date>2024-03-05T20:43:30Z</dc:date>
  </office:meta>
</office:document-meta>
</file>